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92-10-15&quot;" office:value-type="string" office:string-value="1992-10-15">
            <text:p>1992-10-15</text:p>
          </table:table-cell>
          <table:table-cell office:value-type="float" office:value="4">
            <text:p>4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2-10-15', 4, 966);">
            <text:p>insert into game (matchid, matchdate, game_type, country) values (1, '1992-10-15', 4, 96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5" table:formula="of:=&quot;1992-10-16&quot;" office:value-type="string" office:string-value="1992-10-16">
            <text:p>1992-10-16</text:p>
          </table:table-cell>
          <table:table-cell office:value-type="float" office:value="4">
            <text:p>4</text:p>
          </table:table-cell>
          <table:table-cell table:formula="of:=[.D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2-10-16', 4, 966);">
            <text:p>insert into game (matchid, matchdate, game_type, country) values (2, '1992-10-16', 4, 96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5" table:formula="of:=&quot;1992-10-19&quot;" office:value-type="string" office:string-value="1992-10-19">
            <text:p>1992-10-19</text:p>
          </table:table-cell>
          <table:table-cell office:value-type="float" office:value="5">
            <text:p>5</text:p>
          </table:table-cell>
          <table:table-cell table:formula="of:=[.D3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2-10-19', 5, 966);">
            <text:p>insert into game (matchid, matchdate, game_type, country) values (3, '1992-10-19', 5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5" table:formula="of:=&quot;1992-10-20&quot;" office:value-type="string" office:string-value="1992-10-20">
            <text:p>1992-10-20</text:p>
          </table:table-cell>
          <table:table-cell office:value-type="float" office:value="6">
            <text:p>6</text:p>
          </table:table-cell>
          <table:table-cell table:formula="of:=[.D4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2-10-20', 6, 966);">
            <text:p>insert into game (matchid, matchdate, game_type, country) values (4, '1992-10-20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7] &amp; &quot;, &quot; &amp; [.B7] &amp; &quot;, &quot; &amp; [.C7] &amp; &quot;, &quot; &amp; [.D7] &amp; &quot;, &quot; &amp; [.E7] &amp; &quot;, &quot; &amp; [.F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2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] &amp; &quot;, &quot; &amp; [.B8] &amp; &quot;, &quot; &amp; [.C8] &amp; &quot;, &quot; &amp; [.D8] &amp; &quot;, &quot; &amp; [.E8] &amp; &quot;, &quot; &amp; [.F8] &amp; &quot;);&quot;" office:value-type="string" office:string-value="insert into game_score (id, matchid, squad, goals, points, time_type) values (1, 1, 1, 0, 0, 2);">
            <text:p>insert into game_score (id, matchid, squad, goals, points, time_type) values (1, 1, 1, 0, 0, 2);</text:p>
          </table:table-cell>
          <table:table-cell table:number-columns-repeated="1017"/>
        </table:table-row>
        <table:table-row table:style-name="ro2">
          <table:table-cell table:style-name="ce3" table:formula="of:=[.A8]+1" office:value-type="float" office:value="2">
            <text:p>2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] &amp; &quot;, &quot; &amp; [.B9] &amp; &quot;, &quot; &amp; [.C9] &amp; &quot;, &quot; &amp; [.D9] &amp; &quot;, &quot; &amp; [.E9] &amp; &quot;, &quot; &amp; [.F9] &amp; &quot;);&quot;" office:value-type="string" office:string-value="insert into game_score (id, matchid, squad, goals, points, time_type) values (2, 1, 1, 0, 0, 1);">
            <text:p>insert into game_score (id, matchid, squad, goals, points, time_type) values (2, 1, 1, 0, 0, 1);</text:p>
          </table:table-cell>
          <table:table-cell table:number-columns-repeated="1017"/>
        </table:table-row>
        <table:table-row table:style-name="ro2">
          <table:table-cell table:style-name="ce3" table:formula="of:=[.A9]+1" office:value-type="float" office:value="3">
            <text:p>3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] &amp; &quot;, &quot; &amp; [.B10] &amp; &quot;, &quot; &amp; [.C10] &amp; &quot;, &quot; &amp; [.D10] &amp; &quot;, &quot; &amp; [.E10] &amp; &quot;, &quot; &amp; [.F10] &amp; &quot;);&quot;" office:value-type="string" office:string-value="insert into game_score (id, matchid, squad, goals, points, time_type) values (3, 1, 966, 3, 2, 2);">
            <text:p>insert into game_score (id, matchid, squad, goals, points, time_type) values (3, 1, 966, 3, 2, 2);</text:p>
          </table:table-cell>
          <table:table-cell table:number-columns-repeated="1017"/>
        </table:table-row>
        <table:table-row table:style-name="ro2">
          <table:table-cell table:style-name="ce3" table:formula="of:=[.A10]+1" office:value-type="float" office:value="4">
            <text:p>4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4, 1, 966, 0, 0, 1);">
            <text:p>insert into game_score (id, matchid, squad, goals, points, time_type) values (4, 1, 966, 0, 0, 1);</text:p>
          </table:table-cell>
          <table:table-cell table:number-columns-repeated="1017"/>
        </table:table-row>
        <table:table-row table:style-name="ro2">
          <table:table-cell table:style-name="ce4" table:formula="of:=[.A11]+1" office:value-type="float" office:value="5">
            <text:p>5</text:p>
          </table:table-cell>
          <table:table-cell table:style-name="ce4" table:formula="of:=[.B8]+1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5, 2, 54, 4, 2, 2);">
            <text:p>insert into game_score (id, matchid, squad, goals, points, time_type) values (5, 2, 54, 4, 2, 2);</text:p>
          </table:table-cell>
          <table:table-cell table:number-columns-repeated="1017"/>
        </table:table-row>
        <table:table-row table:style-name="ro2">
          <table:table-cell table:style-name="ce4" table:formula="of:=[.A12]+1" office:value-type="float" office:value="6">
            <text:p>6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6, 2, 54, 2, 0, 1);">
            <text:p>insert into game_score (id, matchid, squad, goals, points, time_type) values (6, 2, 54, 2, 0, 1);</text:p>
          </table:table-cell>
          <table:table-cell table:number-columns-repeated="1017"/>
        </table:table-row>
        <table:table-row table:style-name="ro2">
          <table:table-cell table:style-name="ce4" table:formula="of:=[.A13]+1" office:value-type="float" office:value="7">
            <text:p>7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7, 2, 225, 0, 0, 2);">
            <text:p>insert into game_score (id, matchid, squad, goals, points, time_type) values (7, 2, 225, 0, 0, 2);</text:p>
          </table:table-cell>
          <table:table-cell table:number-columns-repeated="1017"/>
        </table:table-row>
        <table:table-row table:style-name="ro2">
          <table:table-cell table:style-name="ce4" table:formula="of:=[.A14]+1" office:value-type="float" office:value="8">
            <text:p>8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8, 2, 225, 0, 0, 1);">
            <text:p>insert into game_score (id, matchid, squad, goals, points, time_type) values (8, 2, 225, 0, 0, 1);</text:p>
          </table:table-cell>
          <table:table-cell table:number-columns-repeated="1017"/>
        </table:table-row>
        <table:table-row table:style-name="ro2">
          <table:table-cell table:style-name="ce3" table:formula="of:=[.A15]+1" office:value-type="float" office:value="9">
            <text:p>9</text:p>
          </table:table-cell>
          <table:table-cell table:style-name="ce3" table:formula="of:=[.B12]+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9, 3, 1, 5, 2, 2);">
            <text:p>insert into game_score (id, matchid, squad, goals, points, time_type) values (9, 3, 1, 5, 2, 2);</text:p>
          </table:table-cell>
          <table:table-cell table:number-columns-repeated="1017"/>
        </table:table-row>
        <table:table-row table:style-name="ro2">
          <table:table-cell table:style-name="ce3" table:formula="of:=[.A16]+1" office:value-type="float" office:value="10">
            <text:p>10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10, 3, 1, 2, 2, 1);">
            <text:p>insert into game_score (id, matchid, squad, goals, points, time_type) values (10, 3, 1, 2, 2, 1);</text:p>
          </table:table-cell>
          <table:table-cell table:number-columns-repeated="1017"/>
        </table:table-row>
        <table:table-row table:style-name="ro2">
          <table:table-cell table:style-name="ce3" table:formula="of:=[.A17]+1" office:value-type="float" office:value="11">
            <text:p>11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11, 3, 225, 2, 2, 2);">
            <text:p>insert into game_score (id, matchid, squad, goals, points, time_type) values (11, 3, 225, 2, 2, 2);</text:p>
          </table:table-cell>
          <table:table-cell table:number-columns-repeated="1017"/>
        </table:table-row>
        <table:table-row table:style-name="ro2">
          <table:table-cell table:style-name="ce3" table:formula="of:=[.A18]+1" office:value-type="float" office:value="12">
            <text:p>12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12, 3, 225, 1, 2, 1);">
            <text:p>insert into game_score (id, matchid, squad, goals, points, time_type) values (12, 3, 225, 1, 2, 1);</text:p>
          </table:table-cell>
          <table:table-cell table:number-columns-repeated="1017"/>
        </table:table-row>
        <table:table-row table:style-name="ro2">
          <table:table-cell table:style-name="ce4" table:formula="of:=[.A19]+1" office:value-type="float" office:value="13">
            <text:p>13</text:p>
          </table:table-cell>
          <table:table-cell table:style-name="ce4" table:formula="of:=[.B16]+1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3, 4, 54, 3, 2, 2);">
            <text:p>insert into game_score (id, matchid, squad, goals, points, time_type) values (13, 4, 54, 3, 2, 2);</text:p>
          </table:table-cell>
          <table:table-cell table:number-columns-repeated="1017"/>
        </table:table-row>
        <table:table-row table:style-name="ro2">
          <table:table-cell table:style-name="ce4" table:formula="of:=[.A20]+1" office:value-type="float" office:value="14">
            <text:p>14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4, 4, 54, 2, 0, 1);">
            <text:p>insert into game_score (id, matchid, squad, goals, points, time_type) values (14, 4, 54, 2, 0, 1);</text:p>
          </table:table-cell>
          <table:table-cell table:number-columns-repeated="1017"/>
        </table:table-row>
        <table:table-row table:style-name="ro2">
          <table:table-cell table:style-name="ce4" table:formula="of:=[.A21]+1" office:value-type="float" office:value="15">
            <text:p>15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5, 4, 966, 1, 0, 2);">
            <text:p>insert into game_score (id, matchid, squad, goals, points, time_type) values (15, 4, 966, 1, 0, 2);</text:p>
          </table:table-cell>
          <table:table-cell table:number-columns-repeated="1017"/>
        </table:table-row>
        <table:table-row table:style-name="ro2">
          <table:table-cell table:style-name="ce4" table:formula="of:=[.A22]+1" office:value-type="float" office:value="16">
            <text:p>16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16, 4, 966, 0, 0, 1);">
            <text:p>insert into game_score (id, matchid, squad, goals, points, time_type) values (16, 4, 966, 0, 0, 1);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45">
            <text:p>4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95, 'A', 45);">
            <text:p>insert into group_stage (id, tournament, group_code, squad) values (1, 1995, 'A', 4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95, 'A', 52);">
            <text:p>insert into group_stage (id, tournament, group_code, squad) values (2, 1995, 'A', 52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95, 'A', 966);">
            <text:p>insert into group_stage (id, tournament, group_code, squad) values (3, 1995, 'A'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95, 'B', 54);">
            <text:p>insert into group_stage (id, tournament, group_code, squad) values (4, 1995, 'B', 5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95, 'B', 234);">
            <text:p>insert into group_stage (id, tournament, group_code, squad) values (5, 1995, 'B', 2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95, 'B', 81);">
            <text:p>insert into group_stage (id, tournament, group_code, squad) values (6, 1995, 'B'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2'.A5]+1" office:value-type="float" office:value="5">
            <text:p>5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5, '1995-01-06', 2, 966);">
            <text:p>insert into game (matchid, matchdate, game_type, country) values (5, '1995-01-06', 2, 966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6">
            <text:p>6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0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6, '1995-01-08', 2, 966);">
            <text:p>insert into game (matchid, matchdate, game_type, country) values (6, '1995-01-08', 2, 966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">
            <text:p>7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1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, '1995-01-10', 2, 966);">
            <text:p>insert into game (matchid, matchdate, game_type, country) values (7, '1995-01-10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8">
            <text:p>8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, '1995-01-06', 2, 966);">
            <text:p>insert into game (matchid, matchdate, game_type, country) values (8, '1995-01-06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">
            <text:p>9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, '1995-01-08', 2, 966);">
            <text:p>insert into game (matchid, matchdate, game_type, country) values (9, '1995-01-08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">
            <text:p>10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, '1995-01-10', 2, 966);">
            <text:p>insert into game (matchid, matchdate, game_type, country) values (10, '1995-01-10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">
            <text:p>11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5">
            <text:p>5</text:p>
          </table:table-cell>
          <table:table-cell table:formula="of:=[.D15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, '1995-01-13', 5, 966);">
            <text:p>insert into game (matchid, matchdate, game_type, country) values (11, '1995-01-13', 5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">
            <text:p>12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6">
            <text:p>6</text:p>
          </table:table-cell>
          <table:table-cell table:formula="of:=[.D16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, '1995-01-13', 6, 966);">
            <text:p>insert into game (matchid, matchdate, game_type, country) values (12, '1995-01-13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2'.A23]+1" office:value-type="float" office:value="17">
            <text:p>17</text:p>
          </table:table-cell>
          <table:table-cell table:style-name="ce3" table:formula="of:=[.A1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7, 5, 966, 0, 0, 2);">
            <text:p>insert into game_score (id, matchid, squad, goals, points, time_type) values (17, 5, 966, 0, 0, 2);</text:p>
          </table:table-cell>
          <table:table-cell table:number-columns-repeated="1017"/>
        </table:table-row>
        <table:table-row table:style-name="ro2">
          <table:table-cell table:style-name="ce3" table:formula="of:=[.A20]+1" office:value-type="float" office:value="18">
            <text:p>18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8, 5, 966, 0, 0, 1);">
            <text:p>insert into game_score (id, matchid, squad, goals, points, time_type) values (18, 5, 966, 0, 0, 1);</text:p>
          </table:table-cell>
          <table:table-cell table:number-columns-repeated="1017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9, 5, 52, 2, 3, 2);">
            <text:p>insert into game_score (id, matchid, squad, goals, points, time_type) values (19, 5, 52, 2, 3, 2);</text:p>
          </table:table-cell>
          <table:table-cell table:number-columns-repeated="1017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23]+1" office:value-type="float" office:value="21">
            <text:p>21</text:p>
          </table:table-cell>
          <table:table-cell table:style-name="ce4" table:formula="of:=[.B20]+1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21, 6, 966, 0, 0, 2);">
            <text:p>insert into game_score (id, matchid, squad, goals, points, time_type) values (21, 6, 966, 0, 0, 2);</text:p>
          </table:table-cell>
          <table:table-cell table:number-columns-repeated="1017"/>
        </table:table-row>
        <table:table-row table:style-name="ro2">
          <table:table-cell table:style-name="ce4" table:formula="of:=[.A24]+1" office:value-type="float" office:value="22">
            <text:p>22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22, 6, 966, 0, 0, 1);">
            <text:p>insert into game_score (id, matchid, squad, goals, points, time_type) values (22, 6, 966, 0, 0, 1);</text:p>
          </table:table-cell>
          <table:table-cell table:number-columns-repeated="1017"/>
        </table:table-row>
        <table:table-row table:style-name="ro2">
          <table:table-cell table:style-name="ce4" table:formula="of:=[.A25]+1" office:value-type="float" office:value="23">
            <text:p>23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23, 6, 45, 2, 3, 2);">
            <text:p>insert into game_score (id, matchid, squad, goals, points, time_type) values (23, 6, 45, 2, 3, 2);</text:p>
          </table:table-cell>
          <table:table-cell table:number-columns-repeated="1017"/>
        </table:table-row>
        <table:table-row table:style-name="ro2">
          <table:table-cell table:style-name="ce4" table:formula="of:=[.A26]+1" office:value-type="float" office:value="24">
            <text:p>24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4, 6, 45, 1, 0, 1);">
            <text:p>insert into game_score (id, matchid, squad, goals, points, time_type) values (24, 6, 45, 1, 0, 1);</text:p>
          </table:table-cell>
          <table:table-cell table:number-columns-repeated="1017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[.B24]+1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5, 7, 45, 1, 0, 2);">
            <text:p>insert into game_score (id, matchid, squad, goals, points, time_type) values (25, 7, 45, 1, 0, 2);</text:p>
          </table:table-cell>
          <table:table-cell table:number-columns-repeated="1017"/>
        </table:table-row>
        <table:table-row table:style-name="ro2">
          <table:table-cell table:style-name="ce3" table:formula="of:=[.A28]+1" office:value-type="float" office:value="26">
            <text:p>26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6, 7, 45, 0, 0, 1);">
            <text:p>insert into game_score (id, matchid, squad, goals, points, time_type) values (26, 7, 45, 0, 0, 1);</text:p>
          </table:table-cell>
          <table:table-cell table:number-columns-repeated="1017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7, 7, 52, 1, 0, 2);">
            <text:p>insert into game_score (id, matchid, squad, goals, points, time_type) values (27, 7, 52, 1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8, 7, 52, 1, 0, 1);">
            <text:p>insert into game_score (id, matchid, squad, goals, points, time_type) values (28, 7, 52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[.B29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9, 7, 45, 1, 0, 4);">
            <text:p>insert into game_score (id, matchid, squad, goals, points, time_type) values (29, 7, 45, 1, 0, 4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[.B30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, 7, 45, 1, 1, 3);">
            <text:p>insert into game_score (id, matchid, squad, goals, points, time_type) values (30, 7, 45, 1, 1, 3);</text:p>
          </table:table-cell>
          <table:table-cell table:number-columns-repeated="1017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[.B31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, 7, 52, 1, 0, 4);">
            <text:p>insert into game_score (id, matchid, squad, goals, points, time_type) values (31, 7, 52, 1, 0, 4);</text:p>
          </table:table-cell>
          <table:table-cell table:number-columns-repeated="1017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[.B32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2, 7, 52, 1, 1, 3);">
            <text:p>insert into game_score (id, matchid, squad, goals, points, time_type) values (32, 7, 52, 1, 1, 3);</text:p>
          </table:table-cell>
          <table:table-cell table:number-columns-repeated="1017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[.B33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, 7, 45, 4, 0, 7);">
            <text:p>insert into game_score (id, matchid, squad, goals, points, time_type) values (33, 7, 45, 4, 0, 7);</text:p>
          </table:table-cell>
          <table:table-cell table:number-columns-repeated="1017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[.B34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4, 7, 52, 2, 0, 7);">
            <text:p>insert into game_score (id, matchid, squad, goals, points, time_type) values (34, 7, 52, 2, 0, 7);</text:p>
          </table:table-cell>
          <table:table-cell table:number-columns-repeated="1017"/>
        </table:table-row>
        <table:table-row table:style-name="ro2">
          <table:table-cell table:style-name="ce4" table:formula="of:=[.A37]+1" office:value-type="float" office:value="35">
            <text:p>35</text:p>
          </table:table-cell>
          <table:table-cell table:style-name="ce4" table:formula="of:=[.B28]+1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5, 8, 81, 0, 0, 2);">
            <text:p>insert into game_score (id, matchid, squad, goals, points, time_type) values (35, 8, 81, 0, 0, 2);</text:p>
          </table:table-cell>
          <table:table-cell table:number-columns-repeated="1017"/>
        </table:table-row>
        <table:table-row table:style-name="ro2">
          <table:table-cell table:style-name="ce4" table:formula="of:=[.A38]+1" office:value-type="float" office:value="36">
            <text:p>36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, 8, 81, 0, 0, 1);">
            <text:p>insert into game_score (id, matchid, squad, goals, points, time_type) values (36, 8, 81, 0, 0, 1);</text:p>
          </table:table-cell>
          <table:table-cell table:number-columns-repeated="1017"/>
        </table:table-row>
        <table:table-row table:style-name="ro2">
          <table:table-cell table:style-name="ce4" table:formula="of:=[.A39]+1" office:value-type="float" office:value="37">
            <text:p>37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7, 8, 234, 3, 3, 2);">
            <text:p>insert into game_score (id, matchid, squad, goals, points, time_type) values (37, 8, 234, 3, 3, 2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8, 8, 234, 1, 0, 1);">
            <text:p>insert into game_score (id, matchid, squad, goals, points, time_type) values (38, 8, 234, 1, 0, 1);</text:p>
          </table:table-cell>
          <table:table-cell table:number-columns-repeated="1017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3" table:formula="of:=[.B38]+1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9, 9, 81, 1, 0, 2);">
            <text:p>insert into game_score (id, matchid, squad, goals, points, time_type) values (39, 9, 81, 1, 0, 2);</text:p>
          </table:table-cell>
          <table:table-cell table:number-columns-repeated="1017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0, 9, 81, 0, 0, 1);">
            <text:p>insert into game_score (id, matchid, squad, goals, points, time_type) values (40, 9, 81, 0, 0, 1);</text:p>
          </table:table-cell>
          <table:table-cell table:number-columns-repeated="1017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, 9, 54, 5, 3, 2);">
            <text:p>insert into game_score (id, matchid, squad, goals, points, time_type) values (41, 9, 54, 5, 3, 2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, 9, 54, 2, 0, 1);">
            <text:p>insert into game_score (id, matchid, squad, goals, points, time_type) values (42, 9, 54, 2, 0, 1);</text:p>
          </table:table-cell>
          <table:table-cell table:number-columns-repeated="1017"/>
        </table:table-row>
        <table:table-row table:style-name="ro2">
          <table:table-cell table:style-name="ce4" table:formula="of:=[.A45]+1" office:value-type="float" office:value="43">
            <text:p>43</text:p>
          </table:table-cell>
          <table:table-cell table:style-name="ce4" table:formula="of:=[.B42]+1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3, 10, 234, 0, 1, 2);">
            <text:p>insert into game_score (id, matchid, squad, goals, points, time_type) values (43, 10, 234, 0, 1, 2);</text:p>
          </table:table-cell>
          <table:table-cell table:number-columns-repeated="1017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4, 10, 234, 0, 0, 1);">
            <text:p>insert into game_score (id, matchid, squad, goals, points, time_type) values (44, 10, 234, 0, 0, 1);</text:p>
          </table:table-cell>
          <table:table-cell table:number-columns-repeated="1017"/>
        </table:table-row>
        <table:table-row table:style-name="ro2">
          <table:table-cell table:style-name="ce4" table:formula="of:=[.A47]+1" office:value-type="float" office:value="45">
            <text:p>45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5, 10, 54, 0, 1, 2);">
            <text:p>insert into game_score (id, matchid, squad, goals, points, time_type) values (45, 10, 54, 0, 1, 2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46">
            <text:p>46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6, 10, 54, 0, 0, 1);">
            <text:p>insert into game_score (id, matchid, squad, goals, points, time_type) values (46, 10, 54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47">
            <text:p>47</text:p>
          </table:table-cell>
          <table:table-cell table:style-name="ce3" table:formula="of:=[.B46]+1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7, 11, 52, 1, 0, 2);">
            <text:p>insert into game_score (id, matchid, squad, goals, points, time_type) values (47, 11, 52, 1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8, 11, 52, 1, 0, 1);">
            <text:p>insert into game_score (id, matchid, squad, goals, points, time_type) values (48, 11, 52, 1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, 11, 234, 1, 0, 2);">
            <text:p>insert into game_score (id, matchid, squad, goals, points, time_type) values (49, 11, 2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50">
            <text:p>50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0, 11, 234, 1, 0, 1);">
            <text:p>insert into game_score (id, matchid, squad, goals, points, time_type) values (50, 11, 234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1">
            <text:p>51</text:p>
          </table:table-cell>
          <table:table-cell table:style-name="ce3" table:formula="of:=[.B51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1, 11, 52, 1, 1, 4);">
            <text:p>insert into game_score (id, matchid, squad, goals, points, time_type) values (51, 11, 52, 1, 1, 4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2">
            <text:p>52</text:p>
          </table:table-cell>
          <table:table-cell table:style-name="ce3" table:formula="of:=[.B52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2, 11, 52, 1, 0, 3);">
            <text:p>insert into game_score (id, matchid, squad, goals, points, time_type) values (52, 11, 52, 1, 0, 3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3">
            <text:p>53</text:p>
          </table:table-cell>
          <table:table-cell table:style-name="ce3" table:formula="of:=[.B53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3, 11, 234, 1, 1, 4);">
            <text:p>insert into game_score (id, matchid, squad, goals, points, time_type) values (53, 11, 234, 1, 1, 4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4">
            <text:p>54</text:p>
          </table:table-cell>
          <table:table-cell table:style-name="ce3" table:formula="of:=[.B54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4, 11, 234, 1, 0, 3);">
            <text:p>insert into game_score (id, matchid, squad, goals, points, time_type) values (54, 11, 234, 1, 0, 3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5">
            <text:p>55</text:p>
          </table:table-cell>
          <table:table-cell table:style-name="ce3" table:formula="of:=[.B55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, 11, 52, 5, 0, 7);">
            <text:p>insert into game_score (id, matchid, squad, goals, points, time_type) values (55, 11, 52, 5, 0, 7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56">
            <text:p>56</text:p>
          </table:table-cell>
          <table:table-cell table:style-name="ce3" table:formula="of:=[.B56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6, 11, 234, 4, 0, 7);">
            <text:p>insert into game_score (id, matchid, squad, goals, points, time_type) values (56, 11, 234, 4, 0, 7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">
            <text:p>57</text:p>
          </table:table-cell>
          <table:table-cell table:style-name="ce4" table:formula="of:=[.B50]+1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, 12, 45, 2, 3, 2);">
            <text:p>insert into game_score (id, matchid, squad, goals, points, time_type) values (57, 12, 45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">
            <text:p>58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, 12, 45, 1, 0, 1);">
            <text:p>insert into game_score (id, matchid, squad, goals, points, time_type) values (58, 12, 45, 1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9">
            <text:p>59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9, 12, 54, 0, 0, 2);">
            <text:p>insert into game_score (id, matchid, squad, goals, points, time_type) values (59, 12, 5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60">
            <text:p>60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0, 12, 54, 0, 0, 1);">
            <text:p>insert into game_score (id, matchid, squad, goals, points, time_type) values (60, 12, 54, 0, 0, 1);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5'.A7]+1" office:value-type="float" office:value="7">
            <text:p>7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7, 'A', 55);">
            <text:p>insert into group_stage (id, tournament, group_code, squad) values (7, 1997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">
            <text:p>8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7, 'A', 61);">
            <text:p>insert into group_stage (id, tournament, group_code, squad) values (8, 1997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">
            <text:p>9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7, 'A', 52);">
            <text:p>insert into group_stage (id, tournament, group_code, squad) values (9, 1997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0">
            <text:p>10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7, 'A', 966);">
            <text:p>insert into group_stage (id, tournament, group_code, squad) values (10, 1997, 'A', 96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">
            <text:p>11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7, 'B', 598);">
            <text:p>insert into group_stage (id, tournament, group_code, squad) values (11, 199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2">
            <text:p>12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420">
            <text:p>42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7, 'B', 420);">
            <text:p>insert into group_stage (id, tournament, group_code, squad) values (12, 1997, 'B', 42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">
            <text:p>13</text:p>
          </table:table-cell>
          <table:table-cell table:formula="of:=[.B7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971">
            <text:p>97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3, 1997, 'B', 971);">
            <text:p>insert into group_stage (id, tournament, group_code, squad) values (13, 1997, 'B', 97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4">
            <text:p>14</text:p>
          </table:table-cell>
          <table:table-cell table:formula="of:=[.B8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14, 1997, 'B', 27);">
            <text:p>insert into group_stage (id, tournament, group_code, squad) values (14, 1997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5'.A17]+1" office:value-type="float" office:value="13">
            <text:p>13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, '1997-12-12', 2, 966);">
            <text:p>insert into game (matchid, matchdate, game_type, country) values (13, '1997-12-12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4">
            <text:p>14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, '1997-12-12', 2, 966);">
            <text:p>insert into game (matchid, matchdate, game_type, country) values (14, '1997-12-12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">
            <text:p>15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5, '1997-12-14', 2, 966);">
            <text:p>insert into game (matchid, matchdate, game_type, country) values (15, '1997-12-14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">
            <text:p>16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, '1997-12-14', 2, 966);">
            <text:p>insert into game (matchid, matchdate, game_type, country) values (16, '1997-12-14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7">
            <text:p>17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5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, '1997-12-16', 2, 966);">
            <text:p>insert into game (matchid, matchdate, game_type, country) values (17, '1997-12-16', 2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">
            <text:p>18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6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8, '1997-12-16', 2, 966);">
            <text:p>insert into game (matchid, matchdate, game_type, country) values (18, '1997-12-16', 2, 966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9">
            <text:p>19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7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9, '1997-12-13', 2, 966);">
            <text:p>insert into game (matchid, matchdate, game_type, country) values (19, '1997-12-13', 2, 966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20">
            <text:p>20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8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20, '1997-12-13', 2, 966);">
            <text:p>insert into game (matchid, matchdate, game_type, country) values (20, '1997-12-13', 2, 966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1">
            <text:p>21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19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1, '1997-12-15', 2, 966);">
            <text:p>insert into game (matchid, matchdate, game_type, country) values (21, '1997-12-15', 2, 96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2">
            <text:p>22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, '1997-12-15', 2, 966);">
            <text:p>insert into game (matchid, matchdate, game_type, country) values (22, '1997-12-15', 2, 96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3">
            <text:p>23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3, '1997-12-17', 2, 966);">
            <text:p>insert into game (matchid, matchdate, game_type, country) values (23, '1997-12-17', 2, 96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4">
            <text:p>24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4, '1997-12-17', 2, 966);">
            <text:p>insert into game (matchid, matchdate, game_type, country) values (24, '1997-12-17', 2, 96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5">
            <text:p>25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3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, '1997-12-19', 4, 966);">
            <text:p>insert into game (matchid, matchdate, game_type, country) values (25, '1997-12-19', 4, 96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">
            <text:p>26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4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, '1997-12-19', 4, 966);">
            <text:p>insert into game (matchid, matchdate, game_type, country) values (26, '1997-12-19', 4, 96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7">
            <text:p>27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5">
            <text:p>5</text:p>
          </table:table-cell>
          <table:table-cell table:formula="of:=[.D25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7, '1997-12-21', 5, 966);">
            <text:p>insert into game (matchid, matchdate, game_type, country) values (27, '1997-12-21', 5, 96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8">
            <text:p>28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6">
            <text:p>6</text:p>
          </table:table-cell>
          <table:table-cell table:formula="of:=[.D26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8, '1997-12-21', 6, 966);">
            <text:p>insert into game (matchid, matchdate, game_type, country) values (28, '1997-12-21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5'.A63]+ 1" office:value-type="float" office:value="61">
            <text:p>61</text:p>
          </table:table-cell>
          <table:table-cell table:style-name="ce3" table:formula="of:=[.A12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1, 13, 966, 0, 0, 2);">
            <text:p>insert into game_score (id, matchid, squad, goals, points, time_type) values (61, 13, 966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62">
            <text:p>62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2, 13, 966, 0, 0, 1);">
            <text:p>insert into game_score (id, matchid, squad, goals, points, time_type) values (62, 13, 966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63">
            <text:p>63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3, 13, 55, 3, 3, 2);">
            <text:p>insert into game_score (id, matchid, squad, goals, points, time_type) values (63, 13, 55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64">
            <text:p>64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, 13, 55, 0, 0, 1);">
            <text:p>insert into game_score (id, matchid, squad, goals, points, time_type) values (64, 13, 55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65">
            <text:p>65</text:p>
          </table:table-cell>
          <table:table-cell table:style-name="ce4" table:formula="of:=[.B30]+1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, 14, 52, 1, 0, 2);">
            <text:p>insert into game_score (id, matchid, squad, goals, points, time_type) values (65, 14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66">
            <text:p>66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6, 14, 52, 0, 0, 1);">
            <text:p>insert into game_score (id, matchid, squad, goals, points, time_type) values (66, 14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67">
            <text:p>67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7, 14, 61, 3, 3, 2);">
            <text:p>insert into game_score (id, matchid, squad, goals, points, time_type) values (67, 14, 61, 3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68">
            <text:p>68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8, 14, 61, 1, 0, 1);">
            <text:p>insert into game_score (id, matchid, squad, goals, points, time_type) values (68, 14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69">
            <text:p>69</text:p>
          </table:table-cell>
          <table:table-cell table:style-name="ce3" table:formula="of:=[.B34]+1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9, 15, 966, 0, 0, 2);">
            <text:p>insert into game_score (id, matchid, squad, goals, points, time_type) values (69, 15, 966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70">
            <text:p>70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, 15, 966, 0, 0, 1);">
            <text:p>insert into game_score (id, matchid, squad, goals, points, time_type) values (70, 15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71">
            <text:p>71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1, 15, 52, 5, 3, 2);">
            <text:p>insert into game_score (id, matchid, squad, goals, points, time_type) values (71, 15, 52, 5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72">
            <text:p>72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2, 15, 52, 1, 0, 1);">
            <text:p>insert into game_score (id, matchid, squad, goals, points, time_type) values (72, 15, 52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73">
            <text:p>73</text:p>
          </table:table-cell>
          <table:table-cell table:style-name="ce4" table:formula="of:=[.B38]+1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3, 16, 61, 0, 1, 2);">
            <text:p>insert into game_score (id, matchid, squad, goals, points, time_type) values (73, 16, 61, 0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4">
            <text:p>74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4, 16, 61, 0, 0, 1);">
            <text:p>insert into game_score (id, matchid, squad, goals, points, time_type) values (74, 16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75">
            <text:p>75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5, 16, 55, 0, 1, 2);">
            <text:p>insert into game_score (id, matchid, squad, goals, points, time_type) values (75, 16, 55, 0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76">
            <text:p>76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6, 16, 55, 0, 0, 1);">
            <text:p>insert into game_score (id, matchid, squad, goals, points, time_type) values (76, 16, 55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77">
            <text:p>77</text:p>
          </table:table-cell>
          <table:table-cell table:style-name="ce3" table:formula="of:=[.B42]+1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7, 17, 966, 1, 3, 2);">
            <text:p>insert into game_score (id, matchid, squad, goals, points, time_type) values (77, 17, 966, 1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78">
            <text:p>78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8, 17, 966, 1, 0, 1);">
            <text:p>insert into game_score (id, matchid, squad, goals, points, time_type) values (78, 17, 966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79">
            <text:p>79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9, 17, 61, 0, 0, 2);">
            <text:p>insert into game_score (id, matchid, squad, goals, points, time_type) values (79, 17, 61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80">
            <text:p>80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80, 17, 61, 0, 0, 1);">
            <text:p>insert into game_score (id, matchid, squad, goals, points, time_type) values (80, 17, 61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81">
            <text:p>81</text:p>
          </table:table-cell>
          <table:table-cell table:style-name="ce4" table:formula="of:=[.B46]+1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81, 18, 55, 3, 0, 2);">
            <text:p>insert into game_score (id, matchid, squad, goals, points, time_type) values (81, 18, 55, 3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82">
            <text:p>82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82, 18, 55, 1, 0, 1);">
            <text:p>insert into game_score (id, matchid, squad, goals, points, time_type) values (82, 18, 55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83">
            <text:p>83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83, 18, 52, 2, 0, 2);">
            <text:p>insert into game_score (id, matchid, squad, goals, points, time_type) values (83, 18, 52, 2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84">
            <text:p>84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84, 18, 52, 0, 0, 1);">
            <text:p>insert into game_score (id, matchid, squad, goals, points, time_type) values (84, 18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85">
            <text:p>85</text:p>
          </table:table-cell>
          <table:table-cell table:style-name="ce3" table:formula="of:=[.B50]+1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5, 19, 971, 0, 0, 2);">
            <text:p>insert into game_score (id, matchid, squad, goals, points, time_type) values (85, 19, 971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86">
            <text:p>86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6, 19, 971, 0, 0, 1);">
            <text:p>insert into game_score (id, matchid, squad, goals, points, time_type) values (86, 19, 971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87">
            <text:p>87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7, 19, 598, 2, 3, 2);">
            <text:p>insert into game_score (id, matchid, squad, goals, points, time_type) values (87, 19, 598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88">
            <text:p>88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8, 19, 598, 0, 0, 1);">
            <text:p>insert into game_score (id, matchid, squad, goals, points, time_type) values (88, 19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9">
            <text:p>89</text:p>
          </table:table-cell>
          <table:table-cell table:style-name="ce4" table:formula="of:=[.B54]+1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9, 20, 27, 2, 1, 2);">
            <text:p>insert into game_score (id, matchid, squad, goals, points, time_type) values (89, 20, 27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90">
            <text:p>90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0, 20, 27, 1, 0, 1);">
            <text:p>insert into game_score (id, matchid, squad, goals, points, time_type) values (90, 20, 27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91">
            <text:p>91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1, 20, 420, 2, 1, 2);">
            <text:p>insert into game_score (id, matchid, squad, goals, points, time_type) values (91, 20, 420, 2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92">
            <text:p>92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2, 20, 420, 2, 0, 1);">
            <text:p>insert into game_score (id, matchid, squad, goals, points, time_type) values (92, 20, 420, 2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93">
            <text:p>93</text:p>
          </table:table-cell>
          <table:table-cell table:style-name="ce3" table:formula="of:=[.B58]+1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3, 21, 971, 1, 3, 2);">
            <text:p>insert into game_score (id, matchid, squad, goals, points, time_type) values (93, 21, 971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94">
            <text:p>94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4, 21, 971, 1, 0, 1);">
            <text:p>insert into game_score (id, matchid, squad, goals, points, time_type) values (94, 21, 971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95">
            <text:p>95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5, 21, 27, 0, 0, 2);">
            <text:p>insert into game_score (id, matchid, squad, goals, points, time_type) values (95, 21, 27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96">
            <text:p>96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6, 21, 27, 0, 0, 1);">
            <text:p>insert into game_score (id, matchid, squad, goals, points, time_type) values (96, 21, 27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97">
            <text:p>97</text:p>
          </table:table-cell>
          <table:table-cell table:style-name="ce4" table:formula="of:=[.B62]+1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7, 22, 420, 1, 0, 2);">
            <text:p>insert into game_score (id, matchid, squad, goals, points, time_type) values (97, 22, 420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98">
            <text:p>98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, 22, 420, 0, 0, 1);">
            <text:p>insert into game_score (id, matchid, squad, goals, points, time_type) values (98, 22, 420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99">
            <text:p>99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, 22, 598, 2, 3, 2);">
            <text:p>insert into game_score (id, matchid, squad, goals, points, time_type) values (99, 22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0">
            <text:p>100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0, 22, 598, 1, 0, 1);">
            <text:p>insert into game_score (id, matchid, squad, goals, points, time_type) values (100, 22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1">
            <text:p>101</text:p>
          </table:table-cell>
          <table:table-cell table:style-name="ce3" table:formula="of:=[.B66]+1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1, 23, 971, 1, 0, 2);">
            <text:p>insert into game_score (id, matchid, squad, goals, points, time_type) values (101, 23, 971, 1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2">
            <text:p>102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2, 23, 971, 0, 0, 1);">
            <text:p>insert into game_score (id, matchid, squad, goals, points, time_type) values (102, 23, 971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3">
            <text:p>103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3, 23, 420, 6, 3, 2);">
            <text:p>insert into game_score (id, matchid, squad, goals, points, time_type) values (103, 23, 420, 6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4">
            <text:p>104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4, 23, 420, 4, 0, 1);">
            <text:p>insert into game_score (id, matchid, squad, goals, points, time_type) values (104, 23, 420, 4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5">
            <text:p>105</text:p>
          </table:table-cell>
          <table:table-cell table:style-name="ce4" table:formula="of:=[.B70]+1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5, 24, 598, 4, 3, 2);">
            <text:p>insert into game_score (id, matchid, squad, goals, points, time_type) values (105, 24, 598, 4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">
            <text:p>106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, 24, 598, 2, 0, 1);">
            <text:p>insert into game_score (id, matchid, squad, goals, points, time_type) values (106, 24, 598, 2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7">
            <text:p>107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7, 24, 27, 3, 0, 2);">
            <text:p>insert into game_score (id, matchid, squad, goals, points, time_type) values (107, 24, 27, 3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8">
            <text:p>108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8, 24, 27, 1, 0, 1);">
            <text:p>insert into game_score (id, matchid, squad, goals, points, time_type) values (108, 24, 27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9">
            <text:p>109</text:p>
          </table:table-cell>
          <table:table-cell table:style-name="ce3" table:formula="of:=[.B74]+1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9, 25, 55, 2, 3, 2);">
            <text:p>insert into game_score (id, matchid, squad, goals, points, time_type) values (109, 25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0">
            <text:p>110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0, 25, 55, 0, 0, 1);">
            <text:p>insert into game_score (id, matchid, squad, goals, points, time_type) values (110, 25, 55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">
            <text:p>111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, 25, 420, 0, 0, 2);">
            <text:p>insert into game_score (id, matchid, squad, goals, points, time_type) values (111, 25, 420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2">
            <text:p>112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2, 25, 420, 0, 0, 1);">
            <text:p>insert into game_score (id, matchid, squad, goals, points, time_type) values (112, 25, 420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3">
            <text:p>113</text:p>
          </table:table-cell>
          <table:table-cell table:style-name="ce4" table:formula="of:=[.B78]+1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3, 26, 598, 0, 0, 2);">
            <text:p>insert into game_score (id, matchid, squad, goals, points, time_type) values (113, 26, 598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4">
            <text:p>114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4, 26, 598, 0, 0, 1);">
            <text:p>insert into game_score (id, matchid, squad, goals, points, time_type) values (114, 26, 598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5">
            <text:p>115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, 26, 61, 0, 0, 2);">
            <text:p>insert into game_score (id, matchid, squad, goals, points, time_type) values (115, 26, 61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6">
            <text:p>116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6, 26, 61, 0, 0, 1);">
            <text:p>insert into game_score (id, matchid, squad, goals, points, time_type) values (116, 26, 61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17">
            <text:p>117</text:p>
          </table:table-cell>
          <table:table-cell table:style-name="ce4" table:formula="of:=[.B83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7, 26, 598, 0, 0, 4);">
            <text:p>insert into game_score (id, matchid, squad, goals, points, time_type) values (117, 26, 598, 0, 0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18">
            <text:p>118</text:p>
          </table:table-cell>
          <table:table-cell table:style-name="ce4" table:formula="of:=[.B84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8, 26, 598, 0, 0, 3);">
            <text:p>insert into game_score (id, matchid, squad, goals, points, time_type) values (118, 26, 598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19">
            <text:p>119</text:p>
          </table:table-cell>
          <table:table-cell table:style-name="ce4" table:formula="of:=[.B85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9, 26, 61, 1, 3, 4);">
            <text:p>insert into game_score (id, matchid, squad, goals, points, time_type) values (119, 26, 61, 1, 3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20">
            <text:p>120</text:p>
          </table:table-cell>
          <table:table-cell table:style-name="ce4" table:formula="of:=[.B86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0, 26, 61, 1, 0, 3);">
            <text:p>insert into game_score (id, matchid, squad, goals, points, time_type) values (120, 26, 61, 1, 0, 3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1">
            <text:p>121</text:p>
          </table:table-cell>
          <table:table-cell table:style-name="ce3" table:formula="of:=[.B82]+1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1, 27, 420, 1, 3, 2);">
            <text:p>insert into game_score (id, matchid, squad, goals, points, time_type) values (121, 27, 420, 1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22">
            <text:p>122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2, 27, 420, 0, 0, 1);">
            <text:p>insert into game_score (id, matchid, squad, goals, points, time_type) values (122, 27, 420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23">
            <text:p>123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3, 27, 598, 0, 0, 2);">
            <text:p>insert into game_score (id, matchid, squad, goals, points, time_type) values (123, 27, 598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24">
            <text:p>124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4, 27, 598, 0, 0, 1);">
            <text:p>insert into game_score (id, matchid, squad, goals, points, time_type) values (124, 27, 598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25">
            <text:p>125</text:p>
          </table:table-cell>
          <table:table-cell table:style-name="ce4" table:formula="of:=[.B90]+1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25, 28, 55, 6, 3, 2);">
            <text:p>insert into game_score (id, matchid, squad, goals, points, time_type) values (125, 28, 55, 6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26">
            <text:p>126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26, 28, 55, 3, 0, 1);">
            <text:p>insert into game_score (id, matchid, squad, goals, points, time_type) values (126, 28, 55, 3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27">
            <text:p>127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27, 28, 61, 0, 0, 2);">
            <text:p>insert into game_score (id, matchid, squad, goals, points, time_type) values (127, 28, 61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28">
            <text:p>128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28, 28, 61, 0, 0, 1);">
            <text:p>insert into game_score (id, matchid, squad, goals, points, time_type) values (128, 28, 61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7'.A9]+1" office:value-type="float" office:value="15">
            <text:p>15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'2001'.D2] &amp;  &quot;);&quot;" office:value-type="string" office:string-value="insert into group_stage (id, tournament, group_code, squad) values (15, 1999, 'A', 33);">
            <text:p>insert into group_stage (id, tournament, group_code, squad) values (15, 1999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6">
            <text:p>16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'2001'.D3] &amp;  &quot;);&quot;" office:value-type="string" office:string-value="insert into group_stage (id, tournament, group_code, squad) values (16, 1999, 'A', 61);">
            <text:p>insert into group_stage (id, tournament, group_code, squad) values (16, 1999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7">
            <text:p>17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1">
            <text:p>59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'2001'.D4] &amp;  &quot;);&quot;" office:value-type="string" office:string-value="insert into group_stage (id, tournament, group_code, squad) values (17, 1999, 'A', 82);">
            <text:p>insert into group_stage (id, tournament, group_code, squad) values (17, 1999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8">
            <text:p>18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'2001'.D5] &amp;  &quot;);&quot;" office:value-type="string" office:string-value="insert into group_stage (id, tournament, group_code, squad) values (18, 1999, 'A', 52);">
            <text:p>insert into group_stage (id, tournament, group_code, squad) values (18, 1999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9">
            <text:p>19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'2001'.D6] &amp;  &quot;);&quot;" office:value-type="string" office:string-value="insert into group_stage (id, tournament, group_code, squad) values (19, 1999, 'B', 81);">
            <text:p>insert into group_stage (id, tournament, group_code, squad) values (19, 1999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0">
            <text:p>20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'2001'.D7] &amp;  &quot;);&quot;" office:value-type="string" office:string-value="insert into group_stage (id, tournament, group_code, squad) values (20, 1999, 'B', 55);">
            <text:p>insert into group_stage (id, tournament, group_code, squad) values (20, 1999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1">
            <text:p>21</text:p>
          </table:table-cell>
          <table:table-cell table:formula="of:=[.B7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'2001'.D8] &amp;  &quot;);&quot;" office:value-type="string" office:string-value="insert into group_stage (id, tournament, group_code, squad) values (21, 1999, 'B', 237);">
            <text:p>insert into group_stage (id, tournament, group_code, squad) values (21, 1999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2">
            <text:p>22</text:p>
          </table:table-cell>
          <table:table-cell table:formula="of:=[.B8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'2001'.D9] &amp;  &quot;);&quot;" office:value-type="string" office:string-value="insert into group_stage (id, tournament, group_code, squad) values (22, 1999, 'B', 1613);">
            <text:p>insert into group_stage (id, tournament, group_code, squad) values (22, 1999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7'.A27]+1" office:value-type="float" office:value="29">
            <text:p>29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9, '1999-07-25', 2, 52);">
            <text:p>insert into game (matchid, matchdate, game_type, country) values (29, '1999-07-25', 2, 5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30">
            <text:p>30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table:formula="of:=[.D12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0, '1999-07-25', 2, 52);">
            <text:p>insert into game (matchid, matchdate, game_type, country) values (30, '1999-07-25', 2, 5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31">
            <text:p>31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3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1, '1999-07-27', 2, 52);">
            <text:p>insert into game (matchid, matchdate, game_type, country) values (31, '1999-07-27', 2, 5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32">
            <text:p>32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4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2, '1999-07-27', 2, 52);">
            <text:p>insert into game (matchid, matchdate, game_type, country) values (32, '1999-07-27', 2, 5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3">
            <text:p>33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5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3, '1999-07-29', 2, 52);">
            <text:p>insert into game (matchid, matchdate, game_type, country) values (33, '1999-07-29', 2, 5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4">
            <text:p>34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6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34, '1999-07-29', 2, 52);">
            <text:p>insert into game (matchid, matchdate, game_type, country) values (34, '1999-07-29', 2, 5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35">
            <text:p>35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7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35, '1999-07-24', 2, 52);">
            <text:p>insert into game (matchid, matchdate, game_type, country) values (35, '1999-07-24', 2, 52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36">
            <text:p>36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8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6, '1999-07-24', 2, 52);">
            <text:p>insert into game (matchid, matchdate, game_type, country) values (36, '1999-07-24', 2, 52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37">
            <text:p>37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19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7, '1999-07-28', 2, 52);">
            <text:p>insert into game (matchid, matchdate, game_type, country) values (37, '1999-07-28', 2, 52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8">
            <text:p>38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8, '1999-07-28', 2, 52);">
            <text:p>insert into game (matchid, matchdate, game_type, country) values (38, '1999-07-28', 2, 52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9">
            <text:p>39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9, '1999-07-30', 2, 52);">
            <text:p>insert into game (matchid, matchdate, game_type, country) values (39, '1999-07-30', 2, 52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0">
            <text:p>40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0, '1999-07-30', 2, 52);">
            <text:p>insert into game (matchid, matchdate, game_type, country) values (40, '1999-07-30', 2, 52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1">
            <text:p>41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3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1, '1999-08-01', 4, 52);">
            <text:p>insert into game (matchid, matchdate, game_type, country) values (41, '1999-08-01', 4, 52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2">
            <text:p>42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4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2, '1999-08-01', 4, 52);">
            <text:p>insert into game (matchid, matchdate, game_type, country) values (42, '1999-08-01', 4, 5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3">
            <text:p>43</text:p>
          </table:table-cell>
          <table:table-cell table:style-name="ce5" table:formula="of:=&quot;1999-08-03&quot;" office:value-type="string" office:string-value="1999-08-03">
            <text:p>1999-08-03</text:p>
          </table:table-cell>
          <table:table-cell office:value-type="float" office:value="5">
            <text:p>5</text:p>
          </table:table-cell>
          <table:table-cell table:formula="of:=[.D25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3, '1999-08-03', 5, 52);">
            <text:p>insert into game (matchid, matchdate, game_type, country) values (43, '1999-08-03', 5, 5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4">
            <text:p>44</text:p>
          </table:table-cell>
          <table:table-cell table:style-name="ce5" table:formula="of:=&quot;1999-08-04&quot;" office:value-type="string" office:string-value="1999-08-04">
            <text:p>1999-08-04</text:p>
          </table:table-cell>
          <table:table-cell office:value-type="float" office:value="6">
            <text:p>6</text:p>
          </table:table-cell>
          <table:table-cell table:formula="of:=[.D26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4, '1999-08-04', 6, 52);">
            <text:p>insert into game (matchid, matchdate, game_type, country) values (44, '1999-08-04', 6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7'.A97]+ 1" office:value-type="float" office:value="129">
            <text:p>129</text:p>
          </table:table-cell>
          <table:table-cell table:style-name="ce3" table:formula="of:=[.A12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29, 29, 591, 2, 1, 2);">
            <text:p>insert into game_score (id, matchid, squad, goals, points, time_type) values (129, 29, 591, 2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30">
            <text:p>130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0, 29, 591, 2, 0, 1);">
            <text:p>insert into game_score (id, matchid, squad, goals, points, time_type) values (130, 29, 591, 2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31">
            <text:p>131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1, 29, 20, 2, 1, 2);">
            <text:p>insert into game_score (id, matchid, squad, goals, points, time_type) values (131, 29, 20, 2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132">
            <text:p>132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2, 29, 20, 1, 0, 1);">
            <text:p>insert into game_score (id, matchid, squad, goals, points, time_type) values (132, 29, 20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133">
            <text:p>133</text:p>
          </table:table-cell>
          <table:table-cell table:style-name="ce4" table:formula="of:=[.B30]+1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3, 30, 52, 5, 3, 2);">
            <text:p>insert into game_score (id, matchid, squad, goals, points, time_type) values (133, 30, 52, 5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134">
            <text:p>134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34, 30, 52, 3, 0, 1);">
            <text:p>insert into game_score (id, matchid, squad, goals, points, time_type) values (134, 30, 52, 3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135">
            <text:p>135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35, 30, 966, 1, 0, 2);">
            <text:p>insert into game_score (id, matchid, squad, goals, points, time_type) values (135, 30, 966, 1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136">
            <text:p>136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36, 30, 966, 0, 0, 1);">
            <text:p>insert into game_score (id, matchid, squad, goals, points, time_type) values (136, 30, 966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137">
            <text:p>137</text:p>
          </table:table-cell>
          <table:table-cell table:style-name="ce3" table:formula="of:=[.B34]+1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37, 31, 966, 0, 1, 2);">
            <text:p>insert into game_score (id, matchid, squad, goals, points, time_type) values (137, 31, 966, 0, 1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138">
            <text:p>138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38, 31, 966, 0, 0, 1);">
            <text:p>insert into game_score (id, matchid, squad, goals, points, time_type) values (138, 31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139">
            <text:p>139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39, 31, 591, 0, 1, 2);">
            <text:p>insert into game_score (id, matchid, squad, goals, points, time_type) values (139, 31, 591, 0, 1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140">
            <text:p>140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0, 31, 591, 0, 0, 1);">
            <text:p>insert into game_score (id, matchid, squad, goals, points, time_type) values (140, 31, 591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141">
            <text:p>141</text:p>
          </table:table-cell>
          <table:table-cell table:style-name="ce4" table:formula="of:=[.B38]+1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1, 32, 52, 2, 1, 2);">
            <text:p>insert into game_score (id, matchid, squad, goals, points, time_type) values (141, 32, 52, 2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142">
            <text:p>142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2, 32, 52, 2, 0, 1);">
            <text:p>insert into game_score (id, matchid, squad, goals, points, time_type) values (142, 32, 52, 2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143">
            <text:p>143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3, 32, 20, 2, 1, 2);">
            <text:p>insert into game_score (id, matchid, squad, goals, points, time_type) values (143, 32, 20, 2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144">
            <text:p>144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44, 32, 20, 0, 0, 1);">
            <text:p>insert into game_score (id, matchid, squad, goals, points, time_type) values (144, 32, 20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145">
            <text:p>145</text:p>
          </table:table-cell>
          <table:table-cell table:style-name="ce3" table:formula="of:=[.B42]+1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45, 33, 20, 1, 0, 2);">
            <text:p>insert into game_score (id, matchid, squad, goals, points, time_type) values (145, 33, 20, 1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46">
            <text:p>146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46, 33, 20, 0, 0, 1);">
            <text:p>insert into game_score (id, matchid, squad, goals, points, time_type) values (146, 33, 20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47">
            <text:p>147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7, 33, 966, 5, 3, 2);">
            <text:p>insert into game_score (id, matchid, squad, goals, points, time_type) values (147, 33, 966, 5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48">
            <text:p>148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48, 33, 966, 2, 0, 1);">
            <text:p>insert into game_score (id, matchid, squad, goals, points, time_type) values (148, 33, 966, 2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49">
            <text:p>149</text:p>
          </table:table-cell>
          <table:table-cell table:style-name="ce4" table:formula="of:=[.B46]+1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49, 34, 52, 1, 3, 2);">
            <text:p>insert into game_score (id, matchid, squad, goals, points, time_type) values (149, 34, 5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50">
            <text:p>150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0, 34, 52, 0, 0, 1);">
            <text:p>insert into game_score (id, matchid, squad, goals, points, time_type) values (150, 34, 52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1">
            <text:p>151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1, 34, 591, 0, 0, 2);">
            <text:p>insert into game_score (id, matchid, squad, goals, points, time_type) values (151, 34, 59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2">
            <text:p>152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2, 34, 591, 0, 0, 1);">
            <text:p>insert into game_score (id, matchid, squad, goals, points, time_type) values (152, 34, 59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53">
            <text:p>153</text:p>
          </table:table-cell>
          <table:table-cell table:style-name="ce3" table:formula="of:=[.B50]+1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3, 35, 55, 4, 3, 2);">
            <text:p>insert into game_score (id, matchid, squad, goals, points, time_type) values (153, 35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54">
            <text:p>154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4, 35, 55, 0, 0, 1);">
            <text:p>insert into game_score (id, matchid, squad, goals, points, time_type) values (154, 35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5">
            <text:p>155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5, 35, 49, 0, 0, 2);">
            <text:p>insert into game_score (id, matchid, squad, goals, points, time_type) values (155, 35, 49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6">
            <text:p>156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6, 35, 49, 0, 0, 1);">
            <text:p>insert into game_score (id, matchid, squad, goals, points, time_type) values (156, 35, 49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57">
            <text:p>157</text:p>
          </table:table-cell>
          <table:table-cell table:style-name="ce4" table:formula="of:=[.B54]+1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7, 36, 64, 1, 0, 2);">
            <text:p>insert into game_score (id, matchid, squad, goals, points, time_type) values (157, 36, 64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58">
            <text:p>158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58, 36, 64, 0, 0, 1);">
            <text:p>insert into game_score (id, matchid, squad, goals, points, time_type) values (158, 36, 64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59">
            <text:p>159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59, 36, 1, 2, 3, 2);">
            <text:p>insert into game_score (id, matchid, squad, goals, points, time_type) values (159, 36, 1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0">
            <text:p>160</text:p>
          </table:table-cell>
          <table:table-cell table:style-name="ce4" table:formula="of:=[.B58]" office:value-type="float" office:value="36">
            <text:p>3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0, 36, 1, 1, 0, 1);">
            <text:p>insert into game_score (id, matchid, squad, goals, points, time_type) values (160, 36, 1, 1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61">
            <text:p>161</text:p>
          </table:table-cell>
          <table:table-cell table:style-name="ce3" table:formula="of:=[.B58]+1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1, 37, 49, 2, 3, 2);">
            <text:p>insert into game_score (id, matchid, squad, goals, points, time_type) values (161, 37, 49, 2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62">
            <text:p>162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2, 37, 49, 2, 0, 1);">
            <text:p>insert into game_score (id, matchid, squad, goals, points, time_type) values (162, 37, 49, 2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3">
            <text:p>163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3, 37, 64, 0, 0, 2);">
            <text:p>insert into game_score (id, matchid, squad, goals, points, time_type) values (163, 37, 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4">
            <text:p>164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4, 37, 64, 0, 0, 1);">
            <text:p>insert into game_score (id, matchid, squad, goals, points, time_type) values (164, 37, 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5">
            <text:p>165</text:p>
          </table:table-cell>
          <table:table-cell table:style-name="ce4" table:formula="of:=[.B62]+1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5, 38, 55, 1, 3, 2);">
            <text:p>insert into game_score (id, matchid, squad, goals, points, time_type) values (165, 38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66">
            <text:p>166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6, 38, 55, 1, 0, 1);">
            <text:p>insert into game_score (id, matchid, squad, goals, points, time_type) values (166, 38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7">
            <text:p>167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7, 38, 1, 0, 0, 2);">
            <text:p>insert into game_score (id, matchid, squad, goals, points, time_type) values (167, 38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68">
            <text:p>168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68, 38, 1, 0, 0, 1);">
            <text:p>insert into game_score (id, matchid, squad, goals, points, time_type) values (168, 38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69">
            <text:p>169</text:p>
          </table:table-cell>
          <table:table-cell table:style-name="ce3" table:formula="of:=[.B66]+1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69, 39, 1, 2, 3, 2);">
            <text:p>insert into game_score (id, matchid, squad, goals, points, time_type) values (169, 39, 1, 2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70">
            <text:p>170</text:p>
          </table:table-cell>
          <table:table-cell table:style-name="ce3" table:formula="of:=[.B70]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0, 39, 1, 1, 0, 1);">
            <text:p>insert into game_score (id, matchid, squad, goals, points, time_type) values (170, 39, 1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1">
            <text:p>171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1, 39, 49, 0, 0, 2);">
            <text:p>insert into game_score (id, matchid, squad, goals, points, time_type) values (171, 39, 49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2">
            <text:p>172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2, 39, 49, 0, 0, 1);">
            <text:p>insert into game_score (id, matchid, squad, goals, points, time_type) values (172, 39, 49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73">
            <text:p>173</text:p>
          </table:table-cell>
          <table:table-cell table:style-name="ce4" table:formula="of:=[.B70]+1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3, 40, 64, 0, 0, 2);">
            <text:p>insert into game_score (id, matchid, squad, goals, points, time_type) values (173, 40, 64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74">
            <text:p>174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4, 40, 64, 0, 0, 1);">
            <text:p>insert into game_score (id, matchid, squad, goals, points, time_type) values (174, 40, 6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5">
            <text:p>175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5, 40, 55, 2, 3, 2);">
            <text:p>insert into game_score (id, matchid, squad, goals, points, time_type) values (175, 40, 55, 2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6">
            <text:p>176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6, 40, 55, 1, 0, 1);">
            <text:p>insert into game_score (id, matchid, squad, goals, points, time_type) values (176, 40, 55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77">
            <text:p>177</text:p>
          </table:table-cell>
          <table:table-cell table:style-name="ce3" table:formula="of:=[.B74]+1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7, 41, 52, 0, 0, 2);">
            <text:p>insert into game_score (id, matchid, squad, goals, points, time_type) values (177, 41, 52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78">
            <text:p>178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78, 41, 52, 0, 0, 1);">
            <text:p>insert into game_score (id, matchid, squad, goals, points, time_type) values (178, 41, 52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79">
            <text:p>179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79, 41, 1, 0, 0, 2);">
            <text:p>insert into game_score (id, matchid, squad, goals, points, time_type) values (179, 41, 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0">
            <text:p>180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0, 41, 1, 0, 0, 1);">
            <text:p>insert into game_score (id, matchid, squad, goals, points, time_type) values (180, 41, 1, 0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1">
            <text:p>181</text:p>
          </table:table-cell>
          <table:table-cell table:style-name="ce3" table:formula="of:=[.B79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1, 41, 52, 1, 3, 4);">
            <text:p>insert into game_score (id, matchid, squad, goals, points, time_type) values (181, 41, 52, 1, 3, 4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2">
            <text:p>182</text:p>
          </table:table-cell>
          <table:table-cell table:style-name="ce3" table:formula="of:=[.B80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2, 41, 52, 1, 0, 3);">
            <text:p>insert into game_score (id, matchid, squad, goals, points, time_type) values (182, 41, 52, 1, 0, 3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83">
            <text:p>183</text:p>
          </table:table-cell>
          <table:table-cell table:style-name="ce3" table:formula="of:=[.B81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3, 41, 1, 0, 0, 4);">
            <text:p>insert into game_score (id, matchid, squad, goals, points, time_type) values (183, 41, 1, 0, 0, 4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184">
            <text:p>184</text:p>
          </table:table-cell>
          <table:table-cell table:style-name="ce3" table:formula="of:=[.B82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4, 41, 1, 0, 0, 3);">
            <text:p>insert into game_score (id, matchid, squad, goals, points, time_type) values (184, 41, 1, 0, 0, 3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5">
            <text:p>185</text:p>
          </table:table-cell>
          <table:table-cell table:style-name="ce4" table:formula="of:=[.B78]+1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5, 42, 55, 8, 3, 2);">
            <text:p>insert into game_score (id, matchid, squad, goals, points, time_type) values (185, 42, 55, 8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6">
            <text:p>186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6, 42, 55, 4, 0, 1);">
            <text:p>insert into game_score (id, matchid, squad, goals, points, time_type) values (186, 42, 55, 4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87">
            <text:p>187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7, 42, 966, 2, 0, 2);">
            <text:p>insert into game_score (id, matchid, squad, goals, points, time_type) values (187, 42, 966, 2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88">
            <text:p>188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88, 42, 966, 2, 0, 1);">
            <text:p>insert into game_score (id, matchid, squad, goals, points, time_type) values (188, 42, 966, 2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89">
            <text:p>189</text:p>
          </table:table-cell>
          <table:table-cell table:style-name="ce3" table:formula="of:=[.B86]+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89, 43, 1, 2, 3, 2);">
            <text:p>insert into game_score (id, matchid, squad, goals, points, time_type) values (189, 43, 1, 2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0">
            <text:p>190</text:p>
          </table:table-cell>
          <table:table-cell table:style-name="ce3" table:formula="of:=[.B90]" office:value-type="float" office:value="43">
            <text:p>4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0, 43, 1, 1, 0, 1);">
            <text:p>insert into game_score (id, matchid, squad, goals, points, time_type) values (190, 43, 1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91">
            <text:p>191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1, 43, 966, 0, 0, 2);">
            <text:p>insert into game_score (id, matchid, squad, goals, points, time_type) values (191, 43, 966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92">
            <text:p>192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2, 43, 966, 0, 0, 1);">
            <text:p>insert into game_score (id, matchid, squad, goals, points, time_type) values (192, 43, 966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3">
            <text:p>193</text:p>
          </table:table-cell>
          <table:table-cell table:style-name="ce4" table:formula="of:=[.B90]+1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3, 44, 52, 4, 3, 2);">
            <text:p>insert into game_score (id, matchid, squad, goals, points, time_type) values (193, 44, 52, 4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4">
            <text:p>194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4, 44, 52, 2, 0, 1);">
            <text:p>insert into game_score (id, matchid, squad, goals, points, time_type) values (194, 44, 52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95">
            <text:p>195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5, 44, 55, 3, 0, 2);">
            <text:p>insert into game_score (id, matchid, squad, goals, points, time_type) values (195, 44, 55, 3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96">
            <text:p>196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6, 44, 55, 1, 0, 1);">
            <text:p>insert into game_score (id, matchid, squad, goals, points, time_type) values (196, 44, 55, 1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9'.A9]+1" office:value-type="float" office:value="23">
            <text:p>23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3, 2001, 'A', 33);">
            <text:p>insert into group_stage (id, tournament, group_code, squad) values (23, 2001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4">
            <text:p>24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4, 2001, 'A', 61);">
            <text:p>insert into group_stage (id, tournament, group_code, squad) values (24, 2001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5">
            <text:p>25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5, 2001, 'A', 82);">
            <text:p>insert into group_stage (id, tournament, group_code, squad) values (25, 2001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6">
            <text:p>26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6, 2001, 'A', 52);">
            <text:p>insert into group_stage (id, tournament, group_code, squad) values (26, 2001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7">
            <text:p>27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7, 2001, 'B', 81);">
            <text:p>insert into group_stage (id, tournament, group_code, squad) values (27, 2001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8">
            <text:p>28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8, 2001, 'B', 55);">
            <text:p>insert into group_stage (id, tournament, group_code, squad) values (28, 2001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9">
            <text:p>29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9, 2001, 'B', 237);">
            <text:p>insert into group_stage (id, tournament, group_code, squad) values (29, 2001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0">
            <text:p>30</text:p>
          </table:table-cell>
          <table:table-cell table:formula="of:=[.B8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0, 2001, 'B', 1613);">
            <text:p>insert into group_stage (id, tournament, group_code, squad) values (30, 2001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9'.A27]+1" office:value-type="float" office:value="45">
            <text:p>45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5, '2001-05-30', 2, 82);">
            <text:p>insert into game (matchid, matchdate, game_type, country) values (45, '2001-05-30', 2, 8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6">
            <text:p>46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table:formula="of:=[.D12]" office:value-type="float" office:value="82">
            <text:p>8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46, '2001-05-30', 2, 82);">
            <text:p>insert into game (matchid, matchdate, game_type, country) values (46, '2001-05-30', 2, 8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7">
            <text:p>47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3]" office:value-type="float" office:value="82">
            <text:p>8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47, '2001-06-01', 2, 82);">
            <text:p>insert into game (matchid, matchdate, game_type, country) values (47, '2001-06-01', 2, 8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8">
            <text:p>48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4]" office:value-type="float" office:value="82">
            <text:p>8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48, '2001-06-01', 2, 82);">
            <text:p>insert into game (matchid, matchdate, game_type, country) values (48, '2001-06-01', 2, 8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9">
            <text:p>49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5]" office:value-type="float" office:value="82">
            <text:p>8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49, '2001-06-03', 2, 82);">
            <text:p>insert into game (matchid, matchdate, game_type, country) values (49, '2001-06-03', 2, 8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50">
            <text:p>50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6]"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0, '2001-06-03', 2, 82);">
            <text:p>insert into game (matchid, matchdate, game_type, country) values (50, '2001-06-03', 2, 8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51">
            <text:p>51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1, '2001-05-31', 2, 81);">
            <text:p>insert into game (matchid, matchdate, game_type, country) values (51, '2001-05-31', 2, 81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52">
            <text:p>52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table:formula="of:=[.D18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2, '2001-05-31', 2, 81);">
            <text:p>insert into game (matchid, matchdate, game_type, country) values (52, '2001-05-31', 2, 81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53">
            <text:p>53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19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3, '2001-06-02', 2, 81);">
            <text:p>insert into game (matchid, matchdate, game_type, country) values (53, '2001-06-02', 2, 8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54">
            <text:p>54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4, '2001-06-02', 2, 81);">
            <text:p>insert into game (matchid, matchdate, game_type, country) values (54, '2001-06-02', 2, 8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55">
            <text:p>55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55, '2001-06-04', 2, 81);">
            <text:p>insert into game (matchid, matchdate, game_type, country) values (55, '2001-06-04', 2, 8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6">
            <text:p>56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6, '2001-06-04', 2, 81);">
            <text:p>insert into game (matchid, matchdate, game_type, country) values (56, '2001-06-04', 2, 81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7">
            <text:p>57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table:formula="of:=[.D23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7, '2001-06-07', 4, 81);">
            <text:p>insert into game (matchid, matchdate, game_type, country) values (57, '2001-06-07', 4, 81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58">
            <text:p>58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58, '2001-06-07', 4, 82);">
            <text:p>insert into game (matchid, matchdate, game_type, country) values (58, '2001-06-07', 4, 8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59">
            <text:p>59</text:p>
          </table:table-cell>
          <table:table-cell table:style-name="ce5" table:formula="of:=&quot;2001-06-09&quot;" office:value-type="string" office:string-value="2001-06-09">
            <text:p>2001-06-09</text:p>
          </table:table-cell>
          <table:table-cell office:value-type="float" office:value="5">
            <text:p>5</text:p>
          </table:table-cell>
          <table:table-cell table:formula="of:=[.D25]" office:value-type="float" office:value="82">
            <text:p>8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59, '2001-06-09', 5, 82);">
            <text:p>insert into game (matchid, matchdate, game_type, country) values (59, '2001-06-09', 5, 8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60">
            <text:p>60</text:p>
          </table:table-cell>
          <table:table-cell table:style-name="ce5" table:formula="of:=&quot;2001-06-10&quot;" office:value-type="string" office:string-value="2001-06-10">
            <text:p>2001-06-1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0, '2001-06-10', 6, 81);">
            <text:p>insert into game (matchid, matchdate, game_type, country) values (60, '2001-06-10', 6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9'.A97]+ 1" office:value-type="float" office:value="197">
            <text:p>197</text:p>
          </table:table-cell>
          <table:table-cell table:style-name="ce3" table:formula="of:=[.A12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7, 45, 33, 5, 3, 2);">
            <text:p>insert into game_score (id, matchid, squad, goals, points, time_type) values (197, 45, 33, 5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98">
            <text:p>198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8, 45, 33, 3, 0, 1);">
            <text:p>insert into game_score (id, matchid, squad, goals, points, time_type) values (198, 45, 33, 3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99">
            <text:p>199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9, 45, 82, 0, 0, 2);">
            <text:p>insert into game_score (id, matchid, squad, goals, points, time_type) values (199, 45, 82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00">
            <text:p>200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00, 45, 82, 0, 0, 1);">
            <text:p>insert into game_score (id, matchid, squad, goals, points, time_type) values (200, 45, 82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01">
            <text:p>201</text:p>
          </table:table-cell>
          <table:table-cell table:style-name="ce4" table:formula="of:=[.B30]+1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01, 46, 52, 0, 0, 2);">
            <text:p>insert into game_score (id, matchid, squad, goals, points, time_type) values (201, 46, 52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02">
            <text:p>202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2, 46, 52, 0, 0, 1);">
            <text:p>insert into game_score (id, matchid, squad, goals, points, time_type) values (202, 46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03">
            <text:p>203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03, 46, 61, 2, 3, 2);">
            <text:p>insert into game_score (id, matchid, squad, goals, points, time_type) values (203, 46, 61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04">
            <text:p>204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4, 46, 61, 1, 0, 1);">
            <text:p>insert into game_score (id, matchid, squad, goals, points, time_type) values (204, 46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05">
            <text:p>205</text:p>
          </table:table-cell>
          <table:table-cell table:style-name="ce3" table:formula="of:=[.B34]+1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5, 47, 61, 1, 3, 2);">
            <text:p>insert into game_score (id, matchid, squad, goals, points, time_type) values (205, 47, 61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06">
            <text:p>206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6, 47, 61, 0, 0, 1);">
            <text:p>insert into game_score (id, matchid, squad, goals, points, time_type) values (206, 47, 61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07">
            <text:p>207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7, 47, 33, 0, 0, 2);">
            <text:p>insert into game_score (id, matchid, squad, goals, points, time_type) values (207, 47, 33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08">
            <text:p>208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8, 47, 33, 0, 0, 1);">
            <text:p>insert into game_score (id, matchid, squad, goals, points, time_type) values (208, 47, 33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09">
            <text:p>209</text:p>
          </table:table-cell>
          <table:table-cell table:style-name="ce4" table:formula="of:=[.B38]+1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9, 48, 82, 2, 3, 2);">
            <text:p>insert into game_score (id, matchid, squad, goals, points, time_type) values (209, 48, 82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10">
            <text:p>210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10, 48, 82, 0, 0, 1);">
            <text:p>insert into game_score (id, matchid, squad, goals, points, time_type) values (210, 48, 82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11">
            <text:p>211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11, 48, 52, 1, 0, 2);">
            <text:p>insert into game_score (id, matchid, squad, goals, points, time_type) values (211, 48, 52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12">
            <text:p>212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12, 48, 52, 0, 0, 1);">
            <text:p>insert into game_score (id, matchid, squad, goals, points, time_type) values (212, 48, 52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13">
            <text:p>213</text:p>
          </table:table-cell>
          <table:table-cell table:style-name="ce3" table:formula="of:=[.B42]+1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13, 49, 33, 4, 3, 2);">
            <text:p>insert into game_score (id, matchid, squad, goals, points, time_type) values (213, 49, 33, 4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14">
            <text:p>214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4, 49, 33, 1, 0, 1);">
            <text:p>insert into game_score (id, matchid, squad, goals, points, time_type) values (214, 49, 33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15">
            <text:p>215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5, 49, 52, 0, 0, 2);">
            <text:p>insert into game_score (id, matchid, squad, goals, points, time_type) values (215, 49, 52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16">
            <text:p>216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6, 49, 52, 0, 0, 1);">
            <text:p>insert into game_score (id, matchid, squad, goals, points, time_type) values (216, 49, 52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17">
            <text:p>217</text:p>
          </table:table-cell>
          <table:table-cell table:style-name="ce4" table:formula="of:=[.B46]+1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7, 50, 82, 1, 3, 2);">
            <text:p>insert into game_score (id, matchid, squad, goals, points, time_type) values (217, 50, 8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18">
            <text:p>218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8, 50, 82, 1, 0, 1);">
            <text:p>insert into game_score (id, matchid, squad, goals, points, time_type) values (218, 50, 82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19">
            <text:p>219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9, 50, 61, 0, 0, 2);">
            <text:p>insert into game_score (id, matchid, squad, goals, points, time_type) values (219, 50, 6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20">
            <text:p>220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20, 50, 61, 0, 0, 1);">
            <text:p>insert into game_score (id, matchid, squad, goals, points, time_type) values (220, 50, 6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21">
            <text:p>221</text:p>
          </table:table-cell>
          <table:table-cell table:style-name="ce3" table:formula="of:=[.B50]+1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21, 51, 55, 2, 3, 2);">
            <text:p>insert into game_score (id, matchid, squad, goals, points, time_type) values (221, 51, 55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22">
            <text:p>222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22, 51, 55, 0, 0, 1);">
            <text:p>insert into game_score (id, matchid, squad, goals, points, time_type) values (222, 51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23">
            <text:p>223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23, 51, 237, 0, 0, 2);">
            <text:p>insert into game_score (id, matchid, squad, goals, points, time_type) values (223, 51, 237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24">
            <text:p>224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4, 51, 237, 0, 0, 1);">
            <text:p>insert into game_score (id, matchid, squad, goals, points, time_type) values (224, 51, 237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25">
            <text:p>225</text:p>
          </table:table-cell>
          <table:table-cell table:style-name="ce4" table:formula="of:=[.B54]+1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5, 52, 81, 3, 3, 2);">
            <text:p>insert into game_score (id, matchid, squad, goals, points, time_type) values (225, 52, 81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26">
            <text:p>226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6, 52, 81, 0, 0, 1);">
            <text:p>insert into game_score (id, matchid, squad, goals, points, time_type) values (226, 52, 81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27">
            <text:p>227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7, 52, 1613, 0, 0, 2);">
            <text:p>insert into game_score (id, matchid, squad, goals, points, time_type) values (227, 52, 1613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28">
            <text:p>228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8, 52, 1613, 0, 0, 1);">
            <text:p>insert into game_score (id, matchid, squad, goals, points, time_type) values (228, 52, 1613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29">
            <text:p>229</text:p>
          </table:table-cell>
          <table:table-cell table:style-name="ce3" table:formula="of:=[.B58]+1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9, 53, 1613, 0, 1, 2);">
            <text:p>insert into game_score (id, matchid, squad, goals, points, time_type) values (229, 53, 1613, 0, 1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30">
            <text:p>230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30, 53, 1613, 0, 0, 1);">
            <text:p>insert into game_score (id, matchid, squad, goals, points, time_type) values (230, 53, 1613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31">
            <text:p>231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31, 53, 55, 0, 1, 2);">
            <text:p>insert into game_score (id, matchid, squad, goals, points, time_type) values (231, 53, 55, 0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32">
            <text:p>232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32, 53, 55, 0, 0, 1);">
            <text:p>insert into game_score (id, matchid, squad, goals, points, time_type) values (232, 53, 55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33">
            <text:p>233</text:p>
          </table:table-cell>
          <table:table-cell table:style-name="ce4" table:formula="of:=[.B62]+1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33, 54, 237, 0, 0, 2);">
            <text:p>insert into game_score (id, matchid, squad, goals, points, time_type) values (233, 54, 237, 0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34">
            <text:p>234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4, 54, 237, 0, 0, 1);">
            <text:p>insert into game_score (id, matchid, squad, goals, points, time_type) values (234, 54, 237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35">
            <text:p>235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5, 54, 55, 2, 3, 2);">
            <text:p>insert into game_score (id, matchid, squad, goals, points, time_type) values (235, 54, 55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236">
            <text:p>236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6, 54, 55, 1, 0, 1);">
            <text:p>insert into game_score (id, matchid, squad, goals, points, time_type) values (236, 54, 55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37">
            <text:p>237</text:p>
          </table:table-cell>
          <table:table-cell table:style-name="ce3" table:formula="of:=[.B66]+1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7, 55, 55, 0, 1, 2);">
            <text:p>insert into game_score (id, matchid, squad, goals, points, time_type) values (237, 55, 55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238">
            <text:p>238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8, 55, 55, 0, 0, 1);">
            <text:p>insert into game_score (id, matchid, squad, goals, points, time_type) values (238, 55, 55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239">
            <text:p>239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9, 55, 81, 0, 1, 2);">
            <text:p>insert into game_score (id, matchid, squad, goals, points, time_type) values (239, 55, 81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240">
            <text:p>240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0, 55, 81, 0, 0, 1);">
            <text:p>insert into game_score (id, matchid, squad, goals, points, time_type) values (240, 55, 8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1">
            <text:p>241</text:p>
          </table:table-cell>
          <table:table-cell table:style-name="ce4" table:formula="of:=[.B70]+1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1, 56, 237, 2, 3, 2);">
            <text:p>insert into game_score (id, matchid, squad, goals, points, time_type) values (241, 56, 237, 2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242">
            <text:p>242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42, 56, 237, 0, 0, 1);">
            <text:p>insert into game_score (id, matchid, squad, goals, points, time_type) values (242, 56, 237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243">
            <text:p>243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43, 56, 1613, 0, 0, 2);">
            <text:p>insert into game_score (id, matchid, squad, goals, points, time_type) values (243, 56, 1613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244">
            <text:p>244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44, 56, 1613, 0, 0, 1);">
            <text:p>insert into game_score (id, matchid, squad, goals, points, time_type) values (244, 56, 1613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45">
            <text:p>245</text:p>
          </table:table-cell>
          <table:table-cell table:style-name="ce3" table:formula="of:=[.B74]+1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45, 57, 81, 1, 3, 2);">
            <text:p>insert into game_score (id, matchid, squad, goals, points, time_type) values (245, 57, 81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246">
            <text:p>246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46, 57, 81, 1, 0, 1);">
            <text:p>insert into game_score (id, matchid, squad, goals, points, time_type) values (246, 57, 81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247">
            <text:p>247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47, 57, 61, 0, 0, 2);">
            <text:p>insert into game_score (id, matchid, squad, goals, points, time_type) values (247, 57, 6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248">
            <text:p>248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48, 57, 61, 0, 0, 1);">
            <text:p>insert into game_score (id, matchid, squad, goals, points, time_type) values (248, 57, 61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249">
            <text:p>249</text:p>
          </table:table-cell>
          <table:table-cell table:style-name="ce4" table:formula="of:=[.B78]+1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49, 58, 33, 2, 3, 2);">
            <text:p>insert into game_score (id, matchid, squad, goals, points, time_type) values (249, 58, 33, 2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250">
            <text:p>250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50, 58, 33, 1, 0, 1);">
            <text:p>insert into game_score (id, matchid, squad, goals, points, time_type) values (250, 58, 33, 1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251">
            <text:p>251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51, 58, 55, 1, 0, 2);">
            <text:p>insert into game_score (id, matchid, squad, goals, points, time_type) values (251, 58, 55, 1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252">
            <text:p>252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52, 58, 55, 1, 0, 1);">
            <text:p>insert into game_score (id, matchid, squad, goals, points, time_type) values (252, 58, 55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253">
            <text:p>253</text:p>
          </table:table-cell>
          <table:table-cell table:style-name="ce3" table:formula="of:=[.B82]+1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53, 59, 61, 1, 3, 2);">
            <text:p>insert into game_score (id, matchid, squad, goals, points, time_type) values (253, 59, 61, 1, 3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254">
            <text:p>254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54, 59, 61, 0, 0, 1);">
            <text:p>insert into game_score (id, matchid, squad, goals, points, time_type) values (254, 59, 61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255">
            <text:p>255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55, 59, 55, 0, 0, 2);">
            <text:p>insert into game_score (id, matchid, squad, goals, points, time_type) values (255, 59, 55, 0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256">
            <text:p>256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56, 59, 55, 0, 0, 1);">
            <text:p>insert into game_score (id, matchid, squad, goals, points, time_type) values (256, 59, 55, 0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257">
            <text:p>257</text:p>
          </table:table-cell>
          <table:table-cell table:style-name="ce4" table:formula="of:=[.B86]+1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57, 60, 81, 0, 0, 2);">
            <text:p>insert into game_score (id, matchid, squad, goals, points, time_type) values (257, 60, 81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258">
            <text:p>258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58, 60, 81, 0, 0, 1);">
            <text:p>insert into game_score (id, matchid, squad, goals, points, time_type) values (258, 60, 81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259">
            <text:p>259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59, 60, 33, 1, 3, 2);">
            <text:p>insert into game_score (id, matchid, squad, goals, points, time_type) values (259, 60, 33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260">
            <text:p>260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60, 60, 33, 1, 0, 1);">
            <text:p>insert into game_score (id, matchid, squad, goals, points, time_type) values (260, 60, 33, 1, 0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1'.A9]+1" office:value-type="float" office:value="31">
            <text:p>31</text:p>
          </table:table-cell>
          <table:table-cell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1, 2003, 'A', 33);">
            <text:p>insert into group_stage (id, tournament, group_code, squad) values (31, 2003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2">
            <text:p>32</text:p>
          </table:table-cell>
          <table:table-cell table:formula="of:=[.B2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2, 2003, 'A', 57);">
            <text:p>insert into group_stage (id, tournament, group_code, squad) values (32, 2003, 'A', 5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3">
            <text:p>33</text:p>
          </table:table-cell>
          <table:table-cell table:formula="of:=[.B3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3, 2003, 'A', 81);">
            <text:p>insert into group_stage (id, tournament, group_code, squad) values (33, 2003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4">
            <text:p>34</text:p>
          </table:table-cell>
          <table:table-cell table:formula="of:=[.B4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4, 2003, 'A', 64);">
            <text:p>insert into group_stage (id, tournament, group_code, squad) values (34, 2003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5">
            <text:p>35</text:p>
          </table:table-cell>
          <table:table-cell table:formula="of:=[.B5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5, 2003, 'B', 237);">
            <text:p>insert into group_stage (id, tournament, group_code, squad) values (35, 2003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6">
            <text:p>36</text:p>
          </table:table-cell>
          <table:table-cell table:formula="of:=[.B6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90">
            <text:p>9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6, 2003, 'B', 90);">
            <text:p>insert into group_stage (id, tournament, group_code, squad) values (36, 2003, 'B', 9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7">
            <text:p>37</text:p>
          </table:table-cell>
          <table:table-cell table:formula="of:=[.B7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7, 2003, 'B', 55);">
            <text:p>insert into group_stage (id, tournament, group_code, squad) values (37, 2003, 'B', 55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8">
            <text:p>38</text:p>
          </table:table-cell>
          <table:table-cell table:formula="of:=[.B8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8, 2003, 'B', 1);">
            <text:p>insert into group_stage (id, tournament, group_code, squad) values (38, 2003, 'B'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1'.A27]+1" office:value-type="float" office:value="61">
            <text:p>61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1, '2003-06-18', 2, 33);">
            <text:p>insert into game (matchid, matchdate, game_type, country) values (61, '2003-06-18', 2, 33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62">
            <text:p>62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table:formula="of:=[.D12]"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2, '2003-06-18', 2, 33);">
            <text:p>insert into game (matchid, matchdate, game_type, country) values (62, '2003-06-18', 2, 33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3">
            <text:p>63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3]"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3, '2003-06-20', 2, 33);">
            <text:p>insert into game (matchid, matchdate, game_type, country) values (63, '2003-06-20', 2, 33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4">
            <text:p>64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4]" office:value-type="float" office:value="33">
            <text:p>3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4, '2003-06-20', 2, 33);">
            <text:p>insert into game (matchid, matchdate, game_type, country) values (64, '2003-06-20', 2, 33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5">
            <text:p>65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5]"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5, '2003-06-22', 2, 33);">
            <text:p>insert into game (matchid, matchdate, game_type, country) values (65, '2003-06-22', 2, 33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6">
            <text:p>66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6]"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6, '2003-06-22', 2, 33);">
            <text:p>insert into game (matchid, matchdate, game_type, country) values (66, '2003-06-22', 2, 33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7">
            <text:p>67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7]" office:value-type="float" office:value="33">
            <text:p>3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7, '2003-06-19', 2, 33);">
            <text:p>insert into game (matchid, matchdate, game_type, country) values (67, '2003-06-19', 2, 33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8">
            <text:p>68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8]"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8, '2003-06-19', 2, 33);">
            <text:p>insert into game (matchid, matchdate, game_type, country) values (68, '2003-06-19', 2, 33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9">
            <text:p>69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19]"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9, '2003-06-21', 2, 33);">
            <text:p>insert into game (matchid, matchdate, game_type, country) values (69, '2003-06-21', 2, 33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0">
            <text:p>70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20]"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0, '2003-06-21', 2, 33);">
            <text:p>insert into game (matchid, matchdate, game_type, country) values (70, '2003-06-21', 2, 3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1">
            <text:p>71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1]" office:value-type="float" office:value="33">
            <text:p>33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1, '2003-06-23', 2, 33);">
            <text:p>insert into game (matchid, matchdate, game_type, country) values (71, '2003-06-23', 2, 33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2">
            <text:p>72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2]"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2, '2003-06-23', 2, 33);">
            <text:p>insert into game (matchid, matchdate, game_type, country) values (72, '2003-06-23', 2, 33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3">
            <text:p>73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3]" office:value-type="float" office:value="33">
            <text:p>33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3, '2003-06-26', 4, 33);">
            <text:p>insert into game (matchid, matchdate, game_type, country) values (73, '2003-06-26', 4, 3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4">
            <text:p>74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4]"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4, '2003-06-26', 4, 33);">
            <text:p>insert into game (matchid, matchdate, game_type, country) values (74, '2003-06-26', 4, 3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5">
            <text:p>75</text:p>
          </table:table-cell>
          <table:table-cell table:style-name="ce5" table:formula="of:=&quot;2003-06-28&quot;" office:value-type="string" office:string-value="2003-06-28">
            <text:p>2003-06-28</text:p>
          </table:table-cell>
          <table:table-cell office:value-type="float" office:value="5">
            <text:p>5</text:p>
          </table:table-cell>
          <table:table-cell table:formula="of:=[.D25]"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5, '2003-06-28', 5, 33);">
            <text:p>insert into game (matchid, matchdate, game_type, country) values (75, '2003-06-28', 5, 3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6">
            <text:p>76</text:p>
          </table:table-cell>
          <table:table-cell table:style-name="ce5" table:formula="of:=&quot;2003-06-29&quot;" office:value-type="string" office:string-value="2003-06-29">
            <text:p>2003-06-29</text:p>
          </table:table-cell>
          <table:table-cell office:value-type="float" office:value="6">
            <text:p>6</text:p>
          </table:table-cell>
          <table:table-cell table:formula="of:=[.D26]" office:value-type="float" office:value="33">
            <text:p>33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6, '2003-06-29', 6, 33);">
            <text:p>insert into game (matchid, matchdate, game_type, country) values (76, '2003-06-29', 6, 3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1'.A93]+ 1" office:value-type="float" office:value="261">
            <text:p>261</text:p>
          </table:table-cell>
          <table:table-cell table:style-name="ce3" table:formula="of:=[.A12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61, 61, 64, 0, 0, 2);">
            <text:p>insert into game_score (id, matchid, squad, goals, points, time_type) values (261, 61, 64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62">
            <text:p>262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62, 61, 64, 0, 0, 1);">
            <text:p>insert into game_score (id, matchid, squad, goals, points, time_type) values (262, 61, 64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63">
            <text:p>263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63, 61, 81, 3, 3, 2);">
            <text:p>insert into game_score (id, matchid, squad, goals, points, time_type) values (263, 61, 81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64">
            <text:p>264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64, 61, 81, 1, 0, 1);">
            <text:p>insert into game_score (id, matchid, squad, goals, points, time_type) values (264, 61, 81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65">
            <text:p>265</text:p>
          </table:table-cell>
          <table:table-cell table:style-name="ce4" table:formula="of:=[.B30]+1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65, 62, 33, 1, 3, 2);">
            <text:p>insert into game_score (id, matchid, squad, goals, points, time_type) values (265, 62, 33, 1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66">
            <text:p>266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66, 62, 33, 1, 0, 1);">
            <text:p>insert into game_score (id, matchid, squad, goals, points, time_type) values (266, 62, 33, 1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67">
            <text:p>267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67, 62, 57, 0, 0, 2);">
            <text:p>insert into game_score (id, matchid, squad, goals, points, time_type) values (267, 62, 57, 0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68">
            <text:p>268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68, 62, 57, 0, 0, 1);">
            <text:p>insert into game_score (id, matchid, squad, goals, points, time_type) values (268, 62, 57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69">
            <text:p>269</text:p>
          </table:table-cell>
          <table:table-cell table:style-name="ce3" table:formula="of:=[.B34]+1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69, 63, 57, 3, 3, 2);">
            <text:p>insert into game_score (id, matchid, squad, goals, points, time_type) values (269, 63, 57, 3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70">
            <text:p>270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70, 63, 57, 0, 0, 1);">
            <text:p>insert into game_score (id, matchid, squad, goals, points, time_type) values (270, 63, 57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71">
            <text:p>271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71, 63, 64, 1, 0, 2);">
            <text:p>insert into game_score (id, matchid, squad, goals, points, time_type) values (271, 63, 64, 1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72">
            <text:p>272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72, 63, 64, 1, 0, 1);">
            <text:p>insert into game_score (id, matchid, squad, goals, points, time_type) values (272, 63, 64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73">
            <text:p>273</text:p>
          </table:table-cell>
          <table:table-cell table:style-name="ce4" table:formula="of:=[.B38]+1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3, 64, 33, 2, 3, 2);">
            <text:p>insert into game_score (id, matchid, squad, goals, points, time_type) values (273, 64, 33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74">
            <text:p>274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74, 64, 33, 1, 0, 1);">
            <text:p>insert into game_score (id, matchid, squad, goals, points, time_type) values (274, 64, 33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75">
            <text:p>275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75, 64, 81, 1, 0, 2);">
            <text:p>insert into game_score (id, matchid, squad, goals, points, time_type) values (275, 64, 81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76">
            <text:p>276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76, 64, 81, 0, 0, 1);">
            <text:p>insert into game_score (id, matchid, squad, goals, points, time_type) values (276, 64, 81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77">
            <text:p>277</text:p>
          </table:table-cell>
          <table:table-cell table:style-name="ce3" table:formula="of:=[.B42]+1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77, 65, 33, 5, 3, 2);">
            <text:p>insert into game_score (id, matchid, squad, goals, points, time_type) values (277, 65, 33, 5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78">
            <text:p>278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78, 65, 33, 2, 0, 1);">
            <text:p>insert into game_score (id, matchid, squad, goals, points, time_type) values (278, 65, 33, 2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79">
            <text:p>279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79, 65, 64, 0, 0, 2);">
            <text:p>insert into game_score (id, matchid, squad, goals, points, time_type) values (279, 65, 64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80">
            <text:p>280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80, 65, 64, 0, 0, 1);">
            <text:p>insert into game_score (id, matchid, squad, goals, points, time_type) values (280, 65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81">
            <text:p>281</text:p>
          </table:table-cell>
          <table:table-cell table:style-name="ce4" table:formula="of:=[.B46]+1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81, 66, 81, 0, 0, 2);">
            <text:p>insert into game_score (id, matchid, squad, goals, points, time_type) values (281, 66, 81, 0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82">
            <text:p>282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82, 66, 81, 0, 0, 1);">
            <text:p>insert into game_score (id, matchid, squad, goals, points, time_type) values (282, 66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83">
            <text:p>283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83, 66, 57, 1, 3, 2);">
            <text:p>insert into game_score (id, matchid, squad, goals, points, time_type) values (283, 66, 57, 1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84">
            <text:p>284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84, 66, 57, 0, 0, 1);">
            <text:p>insert into game_score (id, matchid, squad, goals, points, time_type) values (284, 66, 5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85">
            <text:p>285</text:p>
          </table:table-cell>
          <table:table-cell table:style-name="ce3" table:formula="of:=[.B50]+1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5, 67, 90, 2, 3, 2);">
            <text:p>insert into game_score (id, matchid, squad, goals, points, time_type) values (285, 67, 90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86">
            <text:p>286</text:p>
          </table:table-cell>
          <table:table-cell table:style-name="ce3" table:formula="of:=[.B54]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6, 67, 90, 1, 0, 1);">
            <text:p>insert into game_score (id, matchid, squad, goals, points, time_type) values (286, 67, 90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87">
            <text:p>287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7, 67, 1, 1, 0, 2);">
            <text:p>insert into game_score (id, matchid, squad, goals, points, time_type) values (287, 67, 1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88">
            <text:p>288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8, 67, 1, 1, 0, 1);">
            <text:p>insert into game_score (id, matchid, squad, goals, points, time_type) values (288, 67, 1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89">
            <text:p>289</text:p>
          </table:table-cell>
          <table:table-cell table:style-name="ce4" table:formula="of:=[.B54]+1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9, 68, 55, 0, 0, 2);">
            <text:p>insert into game_score (id, matchid, squad, goals, points, time_type) values (289, 68, 55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90">
            <text:p>290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90, 68, 55, 0, 0, 1);">
            <text:p>insert into game_score (id, matchid, squad, goals, points, time_type) values (290, 68, 55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91">
            <text:p>291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91, 68, 237, 1, 3, 2);">
            <text:p>insert into game_score (id, matchid, squad, goals, points, time_type) values (291, 68, 237, 1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92">
            <text:p>292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92, 68, 237, 0, 0, 1);">
            <text:p>insert into game_score (id, matchid, squad, goals, points, time_type) values (292, 68, 237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93">
            <text:p>293</text:p>
          </table:table-cell>
          <table:table-cell table:style-name="ce3" table:formula="of:=[.B58]+1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93, 69, 237, 1, 3, 2);">
            <text:p>insert into game_score (id, matchid, squad, goals, points, time_type) values (293, 69, 237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94">
            <text:p>294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4, 69, 237, 0, 0, 1);">
            <text:p>insert into game_score (id, matchid, squad, goals, points, time_type) values (294, 69, 237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95">
            <text:p>295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5, 69, 90, 0, 0, 2);">
            <text:p>insert into game_score (id, matchid, squad, goals, points, time_type) values (295, 69, 90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96">
            <text:p>296</text:p>
          </table:table-cell>
          <table:table-cell table:style-name="ce3" table:formula="of:=[.B62]" office:value-type="float" office:value="69">
            <text:p>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6, 69, 0, 0, 0, 1);">
            <text:p>insert into game_score (id, matchid, squad, goals, points, time_type) values (296, 69, 0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97">
            <text:p>297</text:p>
          </table:table-cell>
          <table:table-cell table:style-name="ce4" table:formula="of:=[.B62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7, 70, 55, 1, 3, 2);">
            <text:p>insert into game_score (id, matchid, squad, goals, points, time_type) values (297, 70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98">
            <text:p>298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8, 70, 55, 1, 0, 1);">
            <text:p>insert into game_score (id, matchid, squad, goals, points, time_type) values (298, 70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99">
            <text:p>299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9, 70, 1, 0, 0, 2);">
            <text:p>insert into game_score (id, matchid, squad, goals, points, time_type) values (299, 70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00">
            <text:p>300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00, 70, 1, 0, 0, 1);">
            <text:p>insert into game_score (id, matchid, squad, goals, points, time_type) values (300, 70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01">
            <text:p>301</text:p>
          </table:table-cell>
          <table:table-cell table:style-name="ce3" table:formula="of:=[.B66]+1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01, 71, 55, 2, 1, 2);">
            <text:p>insert into game_score (id, matchid, squad, goals, points, time_type) values (301, 71, 55, 2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02">
            <text:p>302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02, 71, 55, 1, 0, 1);">
            <text:p>insert into game_score (id, matchid, squad, goals, points, time_type) values (302, 71, 55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03">
            <text:p>303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03, 71, 90, 2, 1, 2);">
            <text:p>insert into game_score (id, matchid, squad, goals, points, time_type) values (303, 71, 90, 2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04">
            <text:p>304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4, 71, 90, 0, 0, 1);">
            <text:p>insert into game_score (id, matchid, squad, goals, points, time_type) values (304, 71, 90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05">
            <text:p>305</text:p>
          </table:table-cell>
          <table:table-cell table:style-name="ce4" table:formula="of:=[.B70]+1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5, 72, 1, 0, 1, 2);">
            <text:p>insert into game_score (id, matchid, squad, goals, points, time_type) values (305, 72, 1, 0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06">
            <text:p>306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6, 72, 1, 0, 0, 1);">
            <text:p>insert into game_score (id, matchid, squad, goals, points, time_type) values (306, 72, 1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07">
            <text:p>307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7, 72, 237, 0, 1, 2);">
            <text:p>insert into game_score (id, matchid, squad, goals, points, time_type) values (307, 72, 237, 0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08">
            <text:p>308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8, 72, 237, 0, 0, 1);">
            <text:p>insert into game_score (id, matchid, squad, goals, points, time_type) values (308, 72, 237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09">
            <text:p>309</text:p>
          </table:table-cell>
          <table:table-cell table:style-name="ce3" table:formula="of:=[.B74]+1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9, 73, 237, 1, 3, 2);">
            <text:p>insert into game_score (id, matchid, squad, goals, points, time_type) values (309, 73, 237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10">
            <text:p>310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10, 73, 237, 1, 0, 1);">
            <text:p>insert into game_score (id, matchid, squad, goals, points, time_type) values (310, 73, 237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11">
            <text:p>311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1, 73, 57, 0, 0, 2);">
            <text:p>insert into game_score (id, matchid, squad, goals, points, time_type) values (311, 73, 57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12">
            <text:p>312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2, 73, 57, 0, 0, 1);">
            <text:p>insert into game_score (id, matchid, squad, goals, points, time_type) values (312, 73, 57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13">
            <text:p>313</text:p>
          </table:table-cell>
          <table:table-cell table:style-name="ce4" table:formula="of:=[.B78]+1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13, 74, 33, 3, 3, 2);">
            <text:p>insert into game_score (id, matchid, squad, goals, points, time_type) values (313, 74, 33, 3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14">
            <text:p>314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4, 74, 33, 3, 0, 1);">
            <text:p>insert into game_score (id, matchid, squad, goals, points, time_type) values (314, 74, 33, 3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15">
            <text:p>315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5, 74, 90, 2, 0, 2);">
            <text:p>insert into game_score (id, matchid, squad, goals, points, time_type) values (315, 74, 90, 2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16">
            <text:p>316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6, 74, 90, 1, 0, 1);">
            <text:p>insert into game_score (id, matchid, squad, goals, points, time_type) values (316, 74, 90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17">
            <text:p>317</text:p>
          </table:table-cell>
          <table:table-cell table:style-name="ce3" table:formula="of:=[.B82]+1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7, 75, 57, 1, 0, 2);">
            <text:p>insert into game_score (id, matchid, squad, goals, points, time_type) values (317, 75, 57, 1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18">
            <text:p>318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8, 75, 57, 0, 0, 1);">
            <text:p>insert into game_score (id, matchid, squad, goals, points, time_type) values (318, 75, 57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19">
            <text:p>319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9, 75, 90, 2, 3, 2);">
            <text:p>insert into game_score (id, matchid, squad, goals, points, time_type) values (319, 75, 90, 2, 3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320">
            <text:p>320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20, 75, 90, 1, 0, 1);">
            <text:p>insert into game_score (id, matchid, squad, goals, points, time_type) values (320, 75, 90, 1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21">
            <text:p>321</text:p>
          </table:table-cell>
          <table:table-cell table:style-name="ce4" table:formula="of:=[.B86]+1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21, 76, 237, 0, 0, 2);">
            <text:p>insert into game_score (id, matchid, squad, goals, points, time_type) values (321, 76, 23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22">
            <text:p>322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22, 76, 237, 0, 0, 1);">
            <text:p>insert into game_score (id, matchid, squad, goals, points, time_type) values (322, 76, 23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23">
            <text:p>323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23, 76, 33, 0, 0, 2);">
            <text:p>insert into game_score (id, matchid, squad, goals, points, time_type) values (323, 76, 33, 0, 0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324">
            <text:p>324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4, 76, 33, 0, 0, 1);">
            <text:p>insert into game_score (id, matchid, squad, goals, points, time_type) values (324, 76, 33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325">
            <text:p>325</text:p>
          </table:table-cell>
          <table:table-cell table:style-name="ce4" table:formula="of:=[.B91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5, 76, 237, 0, 0, 4);">
            <text:p>insert into game_score (id, matchid, squad, goals, points, time_type) values (325, 76, 237, 0, 0, 4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326">
            <text:p>326</text:p>
          </table:table-cell>
          <table:table-cell table:style-name="ce4" table:formula="of:=[.B92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6, 76, 237, 0, 0, 3);">
            <text:p>insert into game_score (id, matchid, squad, goals, points, time_type) values (326, 76, 237, 0, 0, 3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327">
            <text:p>327</text:p>
          </table:table-cell>
          <table:table-cell table:style-name="ce4" table:formula="of:=[.B93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7, 76, 33, 1, 3, 4);">
            <text:p>insert into game_score (id, matchid, squad, goals, points, time_type) values (327, 76, 33, 1, 3, 4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328">
            <text:p>328</text:p>
          </table:table-cell>
          <table:table-cell table:style-name="ce4" table:formula="of:=[.B94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8, 76, 33, 1, 0, 3);">
            <text:p>insert into game_score (id, matchid, squad, goals, points, time_type) values (328, 76, 33, 1, 0, 3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3'.A9]+1" office:value-type="float" office:value="39">
            <text:p>39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9, 2005, 'A', 49);">
            <text:p>insert into group_stage (id, tournament, group_code, squad) values (39, 2005, 'A', 49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0">
            <text:p>40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0, 2005, 'A', 54);">
            <text:p>insert into group_stage (id, tournament, group_code, squad) values (40, 2005, 'A', 5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1">
            <text:p>41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1, 2005, 'A', 216);">
            <text:p>insert into group_stage (id, tournament, group_code, squad) values (41, 2005, 'A', 21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2">
            <text:p>42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2, 2005, 'A', 61);">
            <text:p>insert into group_stage (id, tournament, group_code, squad) values (42, 2005, 'A', 6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3">
            <text:p>43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3, 2005, 'B', 52);">
            <text:p>insert into group_stage (id, tournament, group_code, squad) values (43, 2005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44">
            <text:p>44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4, 2005, 'B', 55);">
            <text:p>insert into group_stage (id, tournament, group_code, squad) values (44, 2005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45">
            <text:p>45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5, 2005, 'B', 81);">
            <text:p>insert into group_stage (id, tournament, group_code, squad) values (45, 2005, 'B', 8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46">
            <text:p>46</text:p>
          </table:table-cell>
          <table:table-cell table:formula="of:=[.B8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30">
            <text:p>3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6, 2005, 'B', 30);">
            <text:p>insert into group_stage (id, tournament, group_code, squad) values (46, 2005, 'B', 3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3'.A27]+1" office:value-type="float" office:value="77">
            <text:p>77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7, '2005-06-15', 2, 49);">
            <text:p>insert into game (matchid, matchdate, game_type, country) values (77, '2005-06-15', 2, 49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8">
            <text:p>78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table:formula="of:=[.D12]"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78, '2005-06-15', 2, 49);">
            <text:p>insert into game (matchid, matchdate, game_type, country) values (78, '2005-06-15', 2, 49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79">
            <text:p>79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3]"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79, '2005-06-18', 2, 49);">
            <text:p>insert into game (matchid, matchdate, game_type, country) values (79, '2005-06-18', 2, 49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0">
            <text:p>80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4]" office:value-type="float" office:value="49">
            <text:p>4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0, '2005-06-18', 2, 49);">
            <text:p>insert into game (matchid, matchdate, game_type, country) values (80, '2005-06-18', 2, 49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1">
            <text:p>81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5]" office:value-type="float" office:value="49">
            <text:p>4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1, '2005-06-21', 2, 49);">
            <text:p>insert into game (matchid, matchdate, game_type, country) values (81, '2005-06-21', 2, 49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2">
            <text:p>82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6]" office:value-type="float" office:value="49">
            <text:p>4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82, '2005-06-21', 2, 49);">
            <text:p>insert into game (matchid, matchdate, game_type, country) values (82, '2005-06-21', 2, 49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3">
            <text:p>83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7]"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83, '2005-06-16', 2, 49);">
            <text:p>insert into game (matchid, matchdate, game_type, country) values (83, '2005-06-16', 2, 49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4">
            <text:p>84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8]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84, '2005-06-16', 2, 49);">
            <text:p>insert into game (matchid, matchdate, game_type, country) values (84, '2005-06-16', 2, 49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5">
            <text:p>85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19]" office:value-type="float" office:value="49">
            <text:p>4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85, '2005-06-19', 2, 49);">
            <text:p>insert into game (matchid, matchdate, game_type, country) values (85, '2005-06-19', 2, 4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6">
            <text:p>86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20]" office:value-type="float" office:value="49">
            <text:p>4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86, '2005-06-19', 2, 49);">
            <text:p>insert into game (matchid, matchdate, game_type, country) values (86, '2005-06-19', 2, 49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87">
            <text:p>87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1]" office:value-type="float" office:value="49">
            <text:p>4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87, '2005-06-22', 2, 49);">
            <text:p>insert into game (matchid, matchdate, game_type, country) values (87, '2005-06-22', 2, 49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88">
            <text:p>88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2]"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88, '2005-06-22', 2, 49);">
            <text:p>insert into game (matchid, matchdate, game_type, country) values (88, '2005-06-22', 2, 4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89">
            <text:p>89</text:p>
          </table:table-cell>
          <table:table-cell table:style-name="ce5" table:formula="of:=&quot;2005-06-25&quot;" office:value-type="string" office:string-value="2005-06-25">
            <text:p>2005-06-25</text:p>
          </table:table-cell>
          <table:table-cell office:value-type="float" office:value="4">
            <text:p>4</text:p>
          </table:table-cell>
          <table:table-cell table:formula="of:=[.D23]" office:value-type="float" office:value="49">
            <text:p>4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89, '2005-06-25', 4, 49);">
            <text:p>insert into game (matchid, matchdate, game_type, country) values (89, '2005-06-25', 4, 4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90">
            <text:p>90</text:p>
          </table:table-cell>
          <table:table-cell table:style-name="ce5" table:formula="of:=&quot;2005-06-26&quot;" office:value-type="string" office:string-value="2005-06-26">
            <text:p>2005-06-26</text:p>
          </table:table-cell>
          <table:table-cell office:value-type="float" office:value="4">
            <text:p>4</text:p>
          </table:table-cell>
          <table:table-cell table:formula="of:=[.D24]" office:value-type="float" office:value="49">
            <text:p>4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0, '2005-06-26', 4, 49);">
            <text:p>insert into game (matchid, matchdate, game_type, country) values (90, '2005-06-26', 4, 4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91">
            <text:p>91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5">
            <text:p>5</text:p>
          </table:table-cell>
          <table:table-cell table:formula="of:=[.D25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1, '2005-06-29', 5, 49);">
            <text:p>insert into game (matchid, matchdate, game_type, country) values (91, '2005-06-29', 5, 4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2">
            <text:p>92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6">
            <text:p>6</text:p>
          </table:table-cell>
          <table:table-cell table:formula="of:=[.D2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2, '2005-06-29', 6, 49);">
            <text:p>insert into game (matchid, matchdate, game_type, country) values (92, '2005-06-29', 6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3'.A97]+ 1" office:value-type="float" office:value="329">
            <text:p>329</text:p>
          </table:table-cell>
          <table:table-cell table:style-name="ce3" table:formula="of:=[.A12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29, 77, 54, 2, 3, 2);">
            <text:p>insert into game_score (id, matchid, squad, goals, points, time_type) values (329, 77, 54, 2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330">
            <text:p>330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30, 77, 54, 1, 0, 1);">
            <text:p>insert into game_score (id, matchid, squad, goals, points, time_type) values (330, 77, 54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331">
            <text:p>331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31, 77, 90, 1, 0, 2);">
            <text:p>insert into game_score (id, matchid, squad, goals, points, time_type) values (331, 77, 90, 1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32">
            <text:p>332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32, 77, 90, 0, 0, 1);">
            <text:p>insert into game_score (id, matchid, squad, goals, points, time_type) values (332, 77, 90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333">
            <text:p>333</text:p>
          </table:table-cell>
          <table:table-cell table:style-name="ce4" table:formula="of:=[.B30]+1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33, 78, 49, 4, 3, 2);">
            <text:p>insert into game_score (id, matchid, squad, goals, points, time_type) values (333, 78, 49, 4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334">
            <text:p>334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34, 78, 49, 2, 0, 1);">
            <text:p>insert into game_score (id, matchid, squad, goals, points, time_type) values (334, 78, 49, 2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335">
            <text:p>335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5, 78, 61, 3, 0, 2);">
            <text:p>insert into game_score (id, matchid, squad, goals, points, time_type) values (335, 78, 61, 3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336">
            <text:p>336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36, 78, 61, 2, 0, 1);">
            <text:p>insert into game_score (id, matchid, squad, goals, points, time_type) values (336, 78, 61, 2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337">
            <text:p>337</text:p>
          </table:table-cell>
          <table:table-cell table:style-name="ce3" table:formula="of:=[.B34]+1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37, 79, 90, 0, 0, 2);">
            <text:p>insert into game_score (id, matchid, squad, goals, points, time_type) values (337, 79, 90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338">
            <text:p>338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38, 79, 90, 0, 0, 1);">
            <text:p>insert into game_score (id, matchid, squad, goals, points, time_type) values (338, 79, 90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339">
            <text:p>339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39, 79, 49, 3, 3, 2);">
            <text:p>insert into game_score (id, matchid, squad, goals, points, time_type) values (339, 79, 49, 3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340">
            <text:p>340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40, 79, 49, 0, 0, 1);">
            <text:p>insert into game_score (id, matchid, squad, goals, points, time_type) values (340, 79, 49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341">
            <text:p>341</text:p>
          </table:table-cell>
          <table:table-cell table:style-name="ce4" table:formula="of:=[.B38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41, 80, 61, 2, 0, 2);">
            <text:p>insert into game_score (id, matchid, squad, goals, points, time_type) values (341, 80, 61, 2, 0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342">
            <text:p>342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42, 80, 61, 0, 0, 1);">
            <text:p>insert into game_score (id, matchid, squad, goals, points, time_type) values (342, 80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343">
            <text:p>343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43, 80, 54, 4, 3, 2);">
            <text:p>insert into game_score (id, matchid, squad, goals, points, time_type) values (343, 80, 54, 4, 3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344">
            <text:p>344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44, 80, 54, 2, 0, 1);">
            <text:p>insert into game_score (id, matchid, squad, goals, points, time_type) values (344, 80, 54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345">
            <text:p>345</text:p>
          </table:table-cell>
          <table:table-cell table:style-name="ce3" table:formula="of:=[.B42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45, 81, 61, 0, 0, 2);">
            <text:p>insert into game_score (id, matchid, squad, goals, points, time_type) values (345, 81, 61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346">
            <text:p>346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46, 81, 61, 0, 0, 1);">
            <text:p>insert into game_score (id, matchid, squad, goals, points, time_type) values (346, 81, 61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347">
            <text:p>347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47, 81, 90, 2, 3, 2);">
            <text:p>insert into game_score (id, matchid, squad, goals, points, time_type) values (347, 81, 90, 2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348">
            <text:p>348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8, 81, 90, 1, 0, 1);">
            <text:p>insert into game_score (id, matchid, squad, goals, points, time_type) values (348, 81, 90, 1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349">
            <text:p>349</text:p>
          </table:table-cell>
          <table:table-cell table:style-name="ce4" table:formula="of:=[.B46]+1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49, 82, 54, 2, 1, 2);">
            <text:p>insert into game_score (id, matchid, squad, goals, points, time_type) values (349, 82, 54, 2, 1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350">
            <text:p>350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50, 82, 54, 1, 0, 1);">
            <text:p>insert into game_score (id, matchid, squad, goals, points, time_type) values (350, 82, 54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51">
            <text:p>351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51, 82, 49, 2, 1, 2);">
            <text:p>insert into game_score (id, matchid, squad, goals, points, time_type) values (351, 82, 49, 2, 1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352">
            <text:p>352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52, 82, 49, 1, 0, 1);">
            <text:p>insert into game_score (id, matchid, squad, goals, points, time_type) values (352, 82, 49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53">
            <text:p>353</text:p>
          </table:table-cell>
          <table:table-cell table:style-name="ce3" table:formula="of:=[.B50]+1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53, 83, 81, 1, 0, 2);">
            <text:p>insert into game_score (id, matchid, squad, goals, points, time_type) values (353, 83, 81, 1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54">
            <text:p>354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54, 83, 81, 1, 0, 1);">
            <text:p>insert into game_score (id, matchid, squad, goals, points, time_type) values (354, 83, 81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55">
            <text:p>355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55, 83, 52, 2, 3, 2);">
            <text:p>insert into game_score (id, matchid, squad, goals, points, time_type) values (355, 83, 52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356">
            <text:p>356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56, 83, 52, 1, 0, 1);">
            <text:p>insert into game_score (id, matchid, squad, goals, points, time_type) values (356, 83, 52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57">
            <text:p>357</text:p>
          </table:table-cell>
          <table:table-cell table:style-name="ce4" table:formula="of:=[.B54]+1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57, 84, 55, 3, 3, 2);">
            <text:p>insert into game_score (id, matchid, squad, goals, points, time_type) values (357, 84, 55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58">
            <text:p>358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58, 84, 55, 2, 0, 1);">
            <text:p>insert into game_score (id, matchid, squad, goals, points, time_type) values (358, 84, 55, 2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59">
            <text:p>359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59, 84, 30, 0, 0, 2);">
            <text:p>insert into game_score (id, matchid, squad, goals, points, time_type) values (359, 84, 30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360">
            <text:p>360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60, 84, 30, 0, 0, 1);">
            <text:p>insert into game_score (id, matchid, squad, goals, points, time_type) values (360, 84, 30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61">
            <text:p>361</text:p>
          </table:table-cell>
          <table:table-cell table:style-name="ce3" table:formula="of:=[.B58]+1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61, 85, 30, 0, 0, 2);">
            <text:p>insert into game_score (id, matchid, squad, goals, points, time_type) values (361, 85, 30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62">
            <text:p>362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62, 85, 30, 0, 0, 1);">
            <text:p>insert into game_score (id, matchid, squad, goals, points, time_type) values (362, 85, 30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63">
            <text:p>363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63, 85, 81, 1, 3, 2);">
            <text:p>insert into game_score (id, matchid, squad, goals, points, time_type) values (363, 85, 81, 1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364">
            <text:p>364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64, 85, 81, 0, 0, 1);">
            <text:p>insert into game_score (id, matchid, squad, goals, points, time_type) values (364, 85, 81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65">
            <text:p>365</text:p>
          </table:table-cell>
          <table:table-cell table:style-name="ce4" table:formula="of:=[.B62]+1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65, 86, 52, 1, 3, 2);">
            <text:p>insert into game_score (id, matchid, squad, goals, points, time_type) values (365, 86, 52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66">
            <text:p>366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66, 86, 52, 0, 0, 1);">
            <text:p>insert into game_score (id, matchid, squad, goals, points, time_type) values (366, 86, 52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67">
            <text:p>367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67, 86, 55, 0, 0, 2);">
            <text:p>insert into game_score (id, matchid, squad, goals, points, time_type) values (367, 86, 55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68">
            <text:p>368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68, 86, 55, 0, 0, 1);">
            <text:p>insert into game_score (id, matchid, squad, goals, points, time_type) values (368, 86, 55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69">
            <text:p>369</text:p>
          </table:table-cell>
          <table:table-cell table:style-name="ce3" table:formula="of:=[.B66]+1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69, 87, 30, 0, 1, 2);">
            <text:p>insert into game_score (id, matchid, squad, goals, points, time_type) values (369, 87, 30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70">
            <text:p>370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70, 87, 30, 0, 0, 1);">
            <text:p>insert into game_score (id, matchid, squad, goals, points, time_type) values (370, 87, 30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71">
            <text:p>371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71, 87, 52, 0, 1, 2);">
            <text:p>insert into game_score (id, matchid, squad, goals, points, time_type) values (371, 87, 52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72">
            <text:p>372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72, 87, 52, 0, 0, 1);">
            <text:p>insert into game_score (id, matchid, squad, goals, points, time_type) values (372, 87, 52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73">
            <text:p>373</text:p>
          </table:table-cell>
          <table:table-cell table:style-name="ce4" table:formula="of:=[.B70]+1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73, 88, 81, 2, 1, 2);">
            <text:p>insert into game_score (id, matchid, squad, goals, points, time_type) values (373, 88, 81, 2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74">
            <text:p>374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74, 88, 81, 1, 0, 1);">
            <text:p>insert into game_score (id, matchid, squad, goals, points, time_type) values (374, 88, 81, 1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75">
            <text:p>375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75, 88, 55, 2, 1, 2);">
            <text:p>insert into game_score (id, matchid, squad, goals, points, time_type) values (375, 88, 55, 2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76">
            <text:p>376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76, 88, 55, 2, 0, 1);">
            <text:p>insert into game_score (id, matchid, squad, goals, points, time_type) values (376, 88, 55, 2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77">
            <text:p>377</text:p>
          </table:table-cell>
          <table:table-cell table:style-name="ce3" table:formula="of:=[.B74]+1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77, 89, 49, 2, 0, 2);">
            <text:p>insert into game_score (id, matchid, squad, goals, points, time_type) values (377, 89, 49, 2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78">
            <text:p>378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78, 89, 49, 2, 0, 1);">
            <text:p>insert into game_score (id, matchid, squad, goals, points, time_type) values (378, 89, 49, 2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79">
            <text:p>379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79, 89, 55, 3, 3, 2);">
            <text:p>insert into game_score (id, matchid, squad, goals, points, time_type) values (379, 89, 55, 3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80">
            <text:p>380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80, 89, 55, 2, 0, 1);">
            <text:p>insert into game_score (id, matchid, squad, goals, points, time_type) values (380, 89, 55, 2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81">
            <text:p>381</text:p>
          </table:table-cell>
          <table:table-cell table:style-name="ce4" table:formula="of:=[.B78]+1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81, 90, 52, 0, 0, 2);">
            <text:p>insert into game_score (id, matchid, squad, goals, points, time_type) values (381, 90, 52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82">
            <text:p>382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82, 90, 52, 0, 0, 1);">
            <text:p>insert into game_score (id, matchid, squad, goals, points, time_type) values (382, 90, 52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83">
            <text:p>383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83, 90, 54, 0, 0, 2);">
            <text:p>insert into game_score (id, matchid, squad, goals, points, time_type) values (383, 90, 54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84">
            <text:p>384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84, 90, 54, 0, 0, 1);">
            <text:p>insert into game_score (id, matchid, squad, goals, points, time_type) values (384, 90, 54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385">
            <text:p>385</text:p>
          </table:table-cell>
          <table:table-cell table:style-name="ce4" table:formula="of:=[.B83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85, 90, 52, 1, 1, 4);">
            <text:p>insert into game_score (id, matchid, squad, goals, points, time_type) values (385, 90, 52, 1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86">
            <text:p>386</text:p>
          </table:table-cell>
          <table:table-cell table:style-name="ce4" table:formula="of:=[.B84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6, 90, 52, 1, 0, 3);">
            <text:p>insert into game_score (id, matchid, squad, goals, points, time_type) values (386, 90, 52, 1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7">
            <text:p>387</text:p>
          </table:table-cell>
          <table:table-cell table:style-name="ce4" table:formula="of:=[.B85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7, 90, 54, 1, 1, 4);">
            <text:p>insert into game_score (id, matchid, squad, goals, points, time_type) values (387, 90, 54, 1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88">
            <text:p>388</text:p>
          </table:table-cell>
          <table:table-cell table:style-name="ce4" table:formula="of:=[.B86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88, 90, 54, 0, 0, 3);">
            <text:p>insert into game_score (id, matchid, squad, goals, points, time_type) values (388, 90, 54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89">
            <text:p>389</text:p>
          </table:table-cell>
          <table:table-cell table:style-name="ce4" table:formula="of:=[.B87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89, 90, 52, 5, 0, 7);">
            <text:p>insert into game_score (id, matchid, squad, goals, points, time_type) values (389, 90, 52, 5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90">
            <text:p>390</text:p>
          </table:table-cell>
          <table:table-cell table:style-name="ce4" table:formula="of:=[.B88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90, 90, 54, 6, 0, 7);">
            <text:p>insert into game_score (id, matchid, squad, goals, points, time_type) values (390, 90, 54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391">
            <text:p>391</text:p>
          </table:table-cell>
          <table:table-cell table:style-name="ce3" table:formula="of:=[.B82]+1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91, 91, 49, 3, 0, 2);">
            <text:p>insert into game_score (id, matchid, squad, goals, points, time_type) values (391, 91, 49, 3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92">
            <text:p>392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92, 91, 49, 2, 0, 1);">
            <text:p>insert into game_score (id, matchid, squad, goals, points, time_type) values (392, 91, 49, 2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93">
            <text:p>393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93, 91, 52, 3, 0, 2);">
            <text:p>insert into game_score (id, matchid, squad, goals, points, time_type) values (393, 91, 52, 3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94">
            <text:p>394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94, 91, 52, 1, 0, 1);">
            <text:p>insert into game_score (id, matchid, squad, goals, points, time_type) values (394, 91, 52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95">
            <text:p>395</text:p>
          </table:table-cell>
          <table:table-cell table:style-name="ce3" table:formula="of:=[.B93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95, 91, 49, 4, 3, 4);">
            <text:p>insert into game_score (id, matchid, squad, goals, points, time_type) values (395, 91, 49, 4, 3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96">
            <text:p>396</text:p>
          </table:table-cell>
          <table:table-cell table:style-name="ce3" table:formula="of:=[.B94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96, 91, 49, 4, 0, 3);">
            <text:p>insert into game_score (id, matchid, squad, goals, points, time_type) values (396, 91, 49, 4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397">
            <text:p>397</text:p>
          </table:table-cell>
          <table:table-cell table:style-name="ce3" table:formula="of:=[.B95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97, 91, 52, 3, 0, 4);">
            <text:p>insert into game_score (id, matchid, squad, goals, points, time_type) values (397, 91, 52, 3, 0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398">
            <text:p>398</text:p>
          </table:table-cell>
          <table:table-cell table:style-name="ce3" table:formula="of:=[.B96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98, 91, 52, 3, 0, 3);">
            <text:p>insert into game_score (id, matchid, squad, goals, points, time_type) values (398, 91, 52, 3, 0, 3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399">
            <text:p>399</text:p>
          </table:table-cell>
          <table:table-cell table:style-name="ce4" table:formula="of:=[.B92]+1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99, 92, 55, 4, 3, 2);">
            <text:p>insert into game_score (id, matchid, squad, goals, points, time_type) values (399, 92, 55, 4, 3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400">
            <text:p>400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00, 92, 55, 2, 0, 1);">
            <text:p>insert into game_score (id, matchid, squad, goals, points, time_type) values (400, 92, 55, 2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401">
            <text:p>401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01, 92, 54, 1, 0, 2);">
            <text:p>insert into game_score (id, matchid, squad, goals, points, time_type) values (401, 92, 54, 1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402">
            <text:p>402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02, 92, 54, 0, 0, 1);">
            <text:p>insert into game_score (id, matchid, squad, goals, points, time_type) values (402, 92, 54, 0, 0, 1);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5'.A9]+1" office:value-type="float" office:value="47">
            <text:p>47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7, 2009, 'A', 34);">
            <text:p>insert into group_stage (id, tournament, group_code, squad) values (47, 2009, 'A', 34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8">
            <text:p>48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8, 2009, 'A', 27);">
            <text:p>insert into group_stage (id, tournament, group_code, squad) values (48, 2009, 'A', 2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9">
            <text:p>49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9, 2009, 'A', 964);">
            <text:p>insert into group_stage (id, tournament, group_code, squad) values (49, 2009, 'A', 964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0">
            <text:p>50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0, 2009, 'A', 64);">
            <text:p>insert into group_stage (id, tournament, group_code, squad) values (50, 2009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1">
            <text:p>51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1, 2009, 'B', 55);">
            <text:p>insert into group_stage (id, tournament, group_code, squad) values (51, 2009, 'B', 55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2">
            <text:p>52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2, 2009, 'B', 1);">
            <text:p>insert into group_stage (id, tournament, group_code, squad) values (52, 2009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3">
            <text:p>53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3, 2009, 'B', 39);">
            <text:p>insert into group_stage (id, tournament, group_code, squad) values (53, 2009, 'B', 3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4">
            <text:p>54</text:p>
          </table:table-cell>
          <table:table-cell table:formula="of:=[.B8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4, 2009, 'B', 20);">
            <text:p>insert into group_stage (id, tournament, group_code, squad) values (54, 2009, 'B', 2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5'.A27]+1" office:value-type="float" office:value="93">
            <text:p>93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3, '2009-06-14', 2, 27);">
            <text:p>insert into game (matchid, matchdate, game_type, country) values (93, '2009-06-14', 2, 2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4">
            <text:p>94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table:formula="of:=[.D12]"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4, '2009-06-14', 2, 27);">
            <text:p>insert into game (matchid, matchdate, game_type, country) values (94, '2009-06-14', 2, 2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5">
            <text:p>95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3]"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5, '2009-06-17', 2, 27);">
            <text:p>insert into game (matchid, matchdate, game_type, country) values (95, '2009-06-17', 2, 2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96">
            <text:p>96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4]"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6, '2009-06-17', 2, 27);">
            <text:p>insert into game (matchid, matchdate, game_type, country) values (96, '2009-06-17', 2, 2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97">
            <text:p>97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5]"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7, '2009-06-20', 2, 27);">
            <text:p>insert into game (matchid, matchdate, game_type, country) values (97, '2009-06-20', 2, 2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98">
            <text:p>98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6]"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8, '2009-06-20', 2, 27);">
            <text:p>insert into game (matchid, matchdate, game_type, country) values (98, '2009-06-20', 2, 2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99">
            <text:p>99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7]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9, '2009-06-15', 2, 27);">
            <text:p>insert into game (matchid, matchdate, game_type, country) values (99, '2009-06-15', 2, 2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0">
            <text:p>100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8]"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00, '2009-06-15', 2, 27);">
            <text:p>insert into game (matchid, matchdate, game_type, country) values (100, '2009-06-15', 2, 2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1">
            <text:p>101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19]"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01, '2009-06-18', 2, 27);">
            <text:p>insert into game (matchid, matchdate, game_type, country) values (101, '2009-06-18', 2, 2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2">
            <text:p>102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20]"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02, '2009-06-18', 2, 27);">
            <text:p>insert into game (matchid, matchdate, game_type, country) values (102, '2009-06-18', 2, 2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03">
            <text:p>103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1]" office:value-type="float" office:value="27">
            <text:p>2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3, '2009-06-21', 2, 27);">
            <text:p>insert into game (matchid, matchdate, game_type, country) values (103, '2009-06-21', 2, 2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04">
            <text:p>104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2]" office:value-type="float" office:value="27">
            <text:p>2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4, '2009-06-21', 2, 27);">
            <text:p>insert into game (matchid, matchdate, game_type, country) values (104, '2009-06-21', 2, 2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05">
            <text:p>105</text:p>
          </table:table-cell>
          <table:table-cell table:style-name="ce5" table:formula="of:=&quot;2009-06-24&quot;" office:value-type="string" office:string-value="2009-06-24">
            <text:p>2009-06-24</text:p>
          </table:table-cell>
          <table:table-cell office:value-type="float" office:value="4">
            <text:p>4</text:p>
          </table:table-cell>
          <table:table-cell table:formula="of:=[.D23]"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5, '2009-06-24', 4, 27);">
            <text:p>insert into game (matchid, matchdate, game_type, country) values (105, '2009-06-24', 4, 2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6">
            <text:p>106</text:p>
          </table:table-cell>
          <table:table-cell table:style-name="ce5" table:formula="of:=&quot;2009-06-25&quot;" office:value-type="string" office:string-value="2009-06-25">
            <text:p>2009-06-25</text:p>
          </table:table-cell>
          <table:table-cell office:value-type="float" office:value="4">
            <text:p>4</text:p>
          </table:table-cell>
          <table:table-cell table:formula="of:=[.D24]"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6, '2009-06-25', 4, 27);">
            <text:p>insert into game (matchid, matchdate, game_type, country) values (106, '2009-06-25', 4, 2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7">
            <text:p>107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5">
            <text:p>5</text:p>
          </table:table-cell>
          <table:table-cell table:formula="of:=[.D25]"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7, '2009-06-28', 5, 27);">
            <text:p>insert into game (matchid, matchdate, game_type, country) values (107, '2009-06-28', 5, 2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8">
            <text:p>108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6">
            <text:p>6</text:p>
          </table:table-cell>
          <table:table-cell table:formula="of:=[.D26]"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8, '2009-06-28', 6, 27);">
            <text:p>insert into game (matchid, matchdate, game_type, country) values (108, '2009-06-28', 6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5'.A103]+ 1" office:value-type="float" office:value="403">
            <text:p>403</text:p>
          </table:table-cell>
          <table:table-cell table:style-name="ce3" table:formula="of:=[.A12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03, 93, 27, 0, 1, 2);">
            <text:p>insert into game_score (id, matchid, squad, goals, points, time_type) values (403, 93, 27, 0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04">
            <text:p>404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04, 93, 27, 0, 0, 1);">
            <text:p>insert into game_score (id, matchid, squad, goals, points, time_type) values (404, 93, 27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05">
            <text:p>405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05, 93, 964, 0, 1, 2);">
            <text:p>insert into game_score (id, matchid, squad, goals, points, time_type) values (405, 93, 964, 0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06">
            <text:p>406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06, 93, 964, 0, 0, 1);">
            <text:p>insert into game_score (id, matchid, squad, goals, points, time_type) values (406, 93, 964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07">
            <text:p>407</text:p>
          </table:table-cell>
          <table:table-cell table:style-name="ce4" table:formula="of:=[.B30]+1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07, 94, 64, 0, 0, 2);">
            <text:p>insert into game_score (id, matchid, squad, goals, points, time_type) values (407, 94, 64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08">
            <text:p>408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08, 94, 64, 0, 0, 1);">
            <text:p>insert into game_score (id, matchid, squad, goals, points, time_type) values (408, 94, 64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09">
            <text:p>409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09, 94, 34, 5, 3, 2);">
            <text:p>insert into game_score (id, matchid, squad, goals, points, time_type) values (409, 94, 34, 5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10">
            <text:p>410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0, 94, 34, 4, 0, 1);">
            <text:p>insert into game_score (id, matchid, squad, goals, points, time_type) values (410, 94, 34, 4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11">
            <text:p>411</text:p>
          </table:table-cell>
          <table:table-cell table:style-name="ce3" table:formula="of:=[.B34]+1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11, 95, 34, 1, 3, 2);">
            <text:p>insert into game_score (id, matchid, squad, goals, points, time_type) values (411, 95, 34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12">
            <text:p>412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12, 95, 34, 0, 0, 1);">
            <text:p>insert into game_score (id, matchid, squad, goals, points, time_type) values (412, 95, 34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13">
            <text:p>413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13, 95, 964, 0, 0, 2);">
            <text:p>insert into game_score (id, matchid, squad, goals, points, time_type) values (413, 95, 964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14">
            <text:p>414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14, 95, 964, 0, 0, 1);">
            <text:p>insert into game_score (id, matchid, squad, goals, points, time_type) values (414, 95, 964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15">
            <text:p>415</text:p>
          </table:table-cell>
          <table:table-cell table:style-name="ce4" table:formula="of:=[.B38]+1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15, 96, 27, 2, 3, 2);">
            <text:p>insert into game_score (id, matchid, squad, goals, points, time_type) values (415, 96, 27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16">
            <text:p>416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16, 96, 27, 1, 0, 1);">
            <text:p>insert into game_score (id, matchid, squad, goals, points, time_type) values (416, 96, 27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17">
            <text:p>417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7, 96, 64, 0, 0, 2);">
            <text:p>insert into game_score (id, matchid, squad, goals, points, time_type) values (417, 96, 64, 0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18">
            <text:p>418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18, 96, 64, 0, 0, 1);">
            <text:p>insert into game_score (id, matchid, squad, goals, points, time_type) values (418, 96, 64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19">
            <text:p>419</text:p>
          </table:table-cell>
          <table:table-cell table:style-name="ce3" table:formula="of:=[.B42]+1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19, 97, 964, 0, 1, 2);">
            <text:p>insert into game_score (id, matchid, squad, goals, points, time_type) values (419, 97, 964, 0, 1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20">
            <text:p>420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0, 97, 964, 0, 0, 1);">
            <text:p>insert into game_score (id, matchid, squad, goals, points, time_type) values (420, 97, 964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21">
            <text:p>421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21, 97, 64, 0, 1, 2);">
            <text:p>insert into game_score (id, matchid, squad, goals, points, time_type) values (421, 97, 64, 0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22">
            <text:p>422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22, 97, 64, 0, 0, 1);">
            <text:p>insert into game_score (id, matchid, squad, goals, points, time_type) values (422, 97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23">
            <text:p>423</text:p>
          </table:table-cell>
          <table:table-cell table:style-name="ce4" table:formula="of:=[.B46]+1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23, 98, 34, 2, 3, 2);">
            <text:p>insert into game_score (id, matchid, squad, goals, points, time_type) values (423, 98, 34, 2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24">
            <text:p>424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24, 98, 34, 0, 0, 1);">
            <text:p>insert into game_score (id, matchid, squad, goals, points, time_type) values (424, 98, 34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25">
            <text:p>425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25, 98, 27, 0, 0, 2);">
            <text:p>insert into game_score (id, matchid, squad, goals, points, time_type) values (425, 98, 27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26">
            <text:p>426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26, 98, 27, 0, 0, 1);">
            <text:p>insert into game_score (id, matchid, squad, goals, points, time_type) values (426, 98, 2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27">
            <text:p>427</text:p>
          </table:table-cell>
          <table:table-cell table:style-name="ce3" table:formula="of:=[.B50]+1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27, 99, 55, 4, 3, 2);">
            <text:p>insert into game_score (id, matchid, squad, goals, points, time_type) values (427, 99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28">
            <text:p>428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28, 99, 55, 3, 0, 1);">
            <text:p>insert into game_score (id, matchid, squad, goals, points, time_type) values (428, 99, 55, 3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29">
            <text:p>429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29, 99, 20, 3, 0, 2);">
            <text:p>insert into game_score (id, matchid, squad, goals, points, time_type) values (429, 99, 20, 3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30">
            <text:p>430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0, 99, 20, 1, 0, 1);">
            <text:p>insert into game_score (id, matchid, squad, goals, points, time_type) values (430, 99, 20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31">
            <text:p>431</text:p>
          </table:table-cell>
          <table:table-cell table:style-name="ce4" table:formula="of:=[.B54]+1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1, 100, 1, 1, 0, 2);">
            <text:p>insert into game_score (id, matchid, squad, goals, points, time_type) values (431, 100, 1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32">
            <text:p>432</text:p>
          </table:table-cell>
          <table:table-cell table:style-name="ce4" table:formula="of:=[.B58]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32, 100, 1, 1, 0, 1);">
            <text:p>insert into game_score (id, matchid, squad, goals, points, time_type) values (432, 100, 1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433">
            <text:p>433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33, 100, 39, 3, 3, 2);">
            <text:p>insert into game_score (id, matchid, squad, goals, points, time_type) values (433, 100, 39, 3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434">
            <text:p>434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34, 100, 39, 0, 0, 1);">
            <text:p>insert into game_score (id, matchid, squad, goals, points, time_type) values (434, 100, 39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35">
            <text:p>435</text:p>
          </table:table-cell>
          <table:table-cell table:style-name="ce3" table:formula="of:=[.B58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35, 101, 1, 0, 0, 2);">
            <text:p>insert into game_score (id, matchid, squad, goals, points, time_type) values (435, 101, 1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36">
            <text:p>436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36, 101, 1, 0, 0, 1);">
            <text:p>insert into game_score (id, matchid, squad, goals, points, time_type) values (436, 101, 1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437">
            <text:p>437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37, 101, 55, 3, 3, 2);">
            <text:p>insert into game_score (id, matchid, squad, goals, points, time_type) values (437, 101, 55, 3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438">
            <text:p>438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38, 101, 55, 2, 0, 1);">
            <text:p>insert into game_score (id, matchid, squad, goals, points, time_type) values (438, 101, 55, 2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39">
            <text:p>439</text:p>
          </table:table-cell>
          <table:table-cell table:style-name="ce4" table:formula="of:=[.B62]+1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39, 102, 20, 1, 3, 2);">
            <text:p>insert into game_score (id, matchid, squad, goals, points, time_type) values (439, 102, 20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40">
            <text:p>440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0, 102, 20, 1, 0, 1);">
            <text:p>insert into game_score (id, matchid, squad, goals, points, time_type) values (440, 102, 20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441">
            <text:p>441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41, 102, 39, 0, 0, 2);">
            <text:p>insert into game_score (id, matchid, squad, goals, points, time_type) values (441, 102, 39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442">
            <text:p>442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42, 102, 39, 0, 0, 1);">
            <text:p>insert into game_score (id, matchid, squad, goals, points, time_type) values (442, 102, 39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43">
            <text:p>443</text:p>
          </table:table-cell>
          <table:table-cell table:style-name="ce3" table:formula="of:=[.B66]+1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43, 103, 39, 0, 0, 2);">
            <text:p>insert into game_score (id, matchid, squad, goals, points, time_type) values (443, 103, 39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44">
            <text:p>444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44, 103, 39, 0, 0, 1);">
            <text:p>insert into game_score (id, matchid, squad, goals, points, time_type) values (444, 103, 39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445">
            <text:p>445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45, 103, 55, 3, 3, 2);">
            <text:p>insert into game_score (id, matchid, squad, goals, points, time_type) values (445, 103, 55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446">
            <text:p>446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46, 103, 55, 3, 0, 1);">
            <text:p>insert into game_score (id, matchid, squad, goals, points, time_type) values (446, 103, 55, 3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47">
            <text:p>447</text:p>
          </table:table-cell>
          <table:table-cell table:style-name="ce4" table:formula="of:=[.B70]+1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47, 104, 20, 0, 0, 2);">
            <text:p>insert into game_score (id, matchid, squad, goals, points, time_type) values (447, 104, 20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48">
            <text:p>448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48, 104, 20, 0, 0, 1);">
            <text:p>insert into game_score (id, matchid, squad, goals, points, time_type) values (448, 104, 20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449">
            <text:p>449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49, 104, 1, 3, 3, 2);">
            <text:p>insert into game_score (id, matchid, squad, goals, points, time_type) values (449, 104, 1, 3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450">
            <text:p>450</text:p>
          </table:table-cell>
          <table:table-cell table:style-name="ce4" table:formula="of:=[.B74]" office:value-type="float" office:value="104">
            <text:p>1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0, 104, 1, 1, 0, 1);">
            <text:p>insert into game_score (id, matchid, squad, goals, points, time_type) values (450, 104, 1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51">
            <text:p>451</text:p>
          </table:table-cell>
          <table:table-cell table:style-name="ce3" table:formula="of:=[.B74]+1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51, 105, 34, 0, 0, 2);">
            <text:p>insert into game_score (id, matchid, squad, goals, points, time_type) values (451, 105, 34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52">
            <text:p>452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52, 105, 34, 0, 0, 1);">
            <text:p>insert into game_score (id, matchid, squad, goals, points, time_type) values (452, 105, 34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453">
            <text:p>453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53, 105, 1, 2, 3, 2);">
            <text:p>insert into game_score (id, matchid, squad, goals, points, time_type) values (453, 105, 1, 2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454">
            <text:p>454</text:p>
          </table:table-cell>
          <table:table-cell table:style-name="ce3" table:formula="of:=[.B78]" office:value-type="float" office:value="105">
            <text:p>10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54, 105, 1, 1, 0, 1);">
            <text:p>insert into game_score (id, matchid, squad, goals, points, time_type) values (454, 105, 1, 1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55">
            <text:p>455</text:p>
          </table:table-cell>
          <table:table-cell table:style-name="ce4" table:formula="of:=[.B78]+1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55, 106, 55, 1, 3, 2);">
            <text:p>insert into game_score (id, matchid, squad, goals, points, time_type) values (455, 106, 55, 1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56">
            <text:p>456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56, 106, 55, 0, 0, 1);">
            <text:p>insert into game_score (id, matchid, squad, goals, points, time_type) values (456, 106, 5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457">
            <text:p>457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57, 106, 27, 0, 0, 2);">
            <text:p>insert into game_score (id, matchid, squad, goals, points, time_type) values (457, 106, 27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458">
            <text:p>458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58, 106, 27, 0, 0, 1);">
            <text:p>insert into game_score (id, matchid, squad, goals, points, time_type) values (458, 106, 27, 0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59">
            <text:p>459</text:p>
          </table:table-cell>
          <table:table-cell table:style-name="ce3" table:formula="of:=[.B82]+1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59, 107, 34, 2, 0, 2);">
            <text:p>insert into game_score (id, matchid, squad, goals, points, time_type) values (459, 107, 34, 2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60">
            <text:p>460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60, 107, 34, 0, 0, 1);">
            <text:p>insert into game_score (id, matchid, squad, goals, points, time_type) values (460, 107, 34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461">
            <text:p>461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61, 107, 27, 2, 0, 2);">
            <text:p>insert into game_score (id, matchid, squad, goals, points, time_type) values (461, 107, 27, 2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462">
            <text:p>462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62, 107, 27, 0, 0, 1);">
            <text:p>insert into game_score (id, matchid, squad, goals, points, time_type) values (462, 107, 2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463">
            <text:p>463</text:p>
          </table:table-cell>
          <table:table-cell table:style-name="ce3" table:formula="of:=[.B87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63, 107, 34, 3, 3, 4);">
            <text:p>insert into game_score (id, matchid, squad, goals, points, time_type) values (463, 107, 34, 3, 3, 4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64">
            <text:p>464</text:p>
          </table:table-cell>
          <table:table-cell table:style-name="ce3" table:formula="of:=[.B88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64, 107, 34, 2, 0, 3);">
            <text:p>insert into game_score (id, matchid, squad, goals, points, time_type) values (464, 107, 34, 2, 0, 3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65">
            <text:p>465</text:p>
          </table:table-cell>
          <table:table-cell table:style-name="ce3" table:formula="of:=[.B89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65, 107, 27, 2, 0, 4);">
            <text:p>insert into game_score (id, matchid, squad, goals, points, time_type) values (465, 107, 27, 2, 0, 4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66">
            <text:p>466</text:p>
          </table:table-cell>
          <table:table-cell table:style-name="ce3" table:formula="of:=[.B90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66, 107, 27, 2, 0, 3);">
            <text:p>insert into game_score (id, matchid, squad, goals, points, time_type) values (466, 107, 27, 2, 0, 3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467">
            <text:p>467</text:p>
          </table:table-cell>
          <table:table-cell table:style-name="ce4" table:formula="of:=[.B86]+1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67, 108, 1, 2, 0, 2);">
            <text:p>insert into game_score (id, matchid, squad, goals, points, time_type) values (467, 108, 1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68">
            <text:p>468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8, 108, 1, 2, 0, 1);">
            <text:p>insert into game_score (id, matchid, squad, goals, points, time_type) values (468, 108, 1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9">
            <text:p>469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9, 108, 55, 3, 3, 2);">
            <text:p>insert into game_score (id, matchid, squad, goals, points, time_type) values (469, 108, 55, 3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0">
            <text:p>470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0, 108, 55, 0, 0, 1);">
            <text:p>insert into game_score (id, matchid, squad, goals, points, time_type) values (470, 108, 55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9'.A9]+1" office:value-type="float" office:value="55">
            <text:p>55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5, 2013, 'A', 55);">
            <text:p>insert into group_stage (id, tournament, group_code, squad) values (55, 2013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56">
            <text:p>56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6, 2013, 'A', 39);">
            <text:p>insert into group_stage (id, tournament, group_code, squad) values (56, 2013, 'A', 39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7">
            <text:p>57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7, 2013, 'A', 52);">
            <text:p>insert into group_stage (id, tournament, group_code, squad) values (57, 2013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8">
            <text:p>58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8, 2013, 'A', 81);">
            <text:p>insert into group_stage (id, tournament, group_code, squad) values (58, 2013, 'A', 8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9">
            <text:p>59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9, 2013, 'B', 34);">
            <text:p>insert into group_stage (id, tournament, group_code, squad) values (59, 2013, 'B', 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0">
            <text:p>60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0, 2013, 'B', 598);">
            <text:p>insert into group_stage (id, tournament, group_code, squad) values (60, 2013, 'B', 598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1">
            <text:p>61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1, 2013, 'B', 234);">
            <text:p>insert into group_stage (id, tournament, group_code, squad) values (61, 2013, 'B', 23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62">
            <text:p>62</text:p>
          </table:table-cell>
          <table:table-cell table:formula="of:=[.B8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689">
            <text:p>68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62, 2013, 'B', 689);">
            <text:p>insert into group_stage (id, tournament, group_code, squad) values (62, 2013, 'B', 68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9'.A27]+1" office:value-type="float" office:value="109">
            <text:p>109</text:p>
          </table:table-cell>
          <table:table-cell table:style-name="ce5" table:formula="of:=&quot;2013-06-15&quot;" office:value-type="string" office:string-value="2013-06-15">
            <text:p>2013-06-1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9, '2013-06-15', 2, 55);">
            <text:p>insert into game (matchid, matchdate, game_type, country) values (109, '2013-06-15', 2, 55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0">
            <text:p>110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2]"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0, '2013-06-16', 2, 55);">
            <text:p>insert into game (matchid, matchdate, game_type, country) values (110, '2013-06-16', 2, 55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11">
            <text:p>111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3]"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1, '2013-06-19', 2, 55);">
            <text:p>insert into game (matchid, matchdate, game_type, country) values (111, '2013-06-19', 2, 55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12">
            <text:p>112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4]" office:value-type="float" office:value="55">
            <text:p>5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12, '2013-06-19', 2, 55);">
            <text:p>insert into game (matchid, matchdate, game_type, country) values (112, '2013-06-19', 2, 55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3">
            <text:p>113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5]" office:value-type="float" office:value="55">
            <text:p>55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3, '2013-06-22', 2, 55);">
            <text:p>insert into game (matchid, matchdate, game_type, country) values (113, '2013-06-22', 2, 55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14">
            <text:p>114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6]" office:value-type="float" office:value="55">
            <text:p>5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14, '2013-06-22', 2, 55);">
            <text:p>insert into game (matchid, matchdate, game_type, country) values (114, '2013-06-22', 2, 55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15">
            <text:p>115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7]"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15, '2013-06-16', 2, 55);">
            <text:p>insert into game (matchid, matchdate, game_type, country) values (115, '2013-06-16', 2, 55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16">
            <text:p>116</text:p>
          </table:table-cell>
          <table:table-cell table:style-name="ce5" table:formula="of:=&quot;2013-06-17&quot;" office:value-type="string" office:string-value="2013-06-17">
            <text:p>2013-06-17</text:p>
          </table:table-cell>
          <table:table-cell office:value-type="float" office:value="2">
            <text:p>2</text:p>
          </table:table-cell>
          <table:table-cell table:formula="of:=[.D18]" office:value-type="float" office:value="55">
            <text:p>5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6, '2013-06-17', 2, 55);">
            <text:p>insert into game (matchid, matchdate, game_type, country) values (116, '2013-06-17', 2, 55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17">
            <text:p>117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19]" office:value-type="float" office:value="55">
            <text:p>55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7, '2013-06-20', 2, 55);">
            <text:p>insert into game (matchid, matchdate, game_type, country) values (117, '2013-06-20', 2, 55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18">
            <text:p>118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20]" office:value-type="float" office:value="55">
            <text:p>55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8, '2013-06-20', 2, 55);">
            <text:p>insert into game (matchid, matchdate, game_type, country) values (118, '2013-06-20', 2, 55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19">
            <text:p>119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1]"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9, '2013-06-23', 2, 55);">
            <text:p>insert into game (matchid, matchdate, game_type, country) values (119, '2013-06-23', 2, 55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20">
            <text:p>120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2]"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0, '2013-06-23', 2, 55);">
            <text:p>insert into game (matchid, matchdate, game_type, country) values (120, '2013-06-23', 2, 55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21">
            <text:p>121</text:p>
          </table:table-cell>
          <table:table-cell table:style-name="ce5" table:formula="of:=&quot;2013-06-25&quot;" office:value-type="string" office:string-value="2013-06-25">
            <text:p>2013-06-25</text:p>
          </table:table-cell>
          <table:table-cell office:value-type="float" office:value="4">
            <text:p>4</text:p>
          </table:table-cell>
          <table:table-cell table:formula="of:=[.D23]"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1, '2013-06-25', 4, 55);">
            <text:p>insert into game (matchid, matchdate, game_type, country) values (121, '2013-06-25', 4, 55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22">
            <text:p>122</text:p>
          </table:table-cell>
          <table:table-cell table:style-name="ce5" table:formula="of:=&quot;2013-06-27&quot;" office:value-type="string" office:string-value="2013-06-27">
            <text:p>2013-06-27</text:p>
          </table:table-cell>
          <table:table-cell office:value-type="float" office:value="4">
            <text:p>4</text:p>
          </table:table-cell>
          <table:table-cell table:formula="of:=[.D24]"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22, '2013-06-27', 4, 55);">
            <text:p>insert into game (matchid, matchdate, game_type, country) values (122, '2013-06-27', 4, 55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23">
            <text:p>123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5">
            <text:p>5</text:p>
          </table:table-cell>
          <table:table-cell table:formula="of:=[.D25]" office:value-type="float" office:value="55">
            <text:p>5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23, '2013-06-30', 5, 55);">
            <text:p>insert into game (matchid, matchdate, game_type, country) values (123, '2013-06-30', 5, 55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24">
            <text:p>124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6">
            <text:p>6</text:p>
          </table:table-cell>
          <table:table-cell table:formula="of:=[.D26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24, '2013-06-30', 6, 55);">
            <text:p>insert into game (matchid, matchdate, game_type, country) values (124, '2013-06-30', 6, 5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9'.A97]+ 1" office:value-type="float" office:value="471">
            <text:p>471</text:p>
          </table:table-cell>
          <table:table-cell table:style-name="ce3" table:formula="of:=[.A12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1, 109, 55, 3, 3, 2);">
            <text:p>insert into game_score (id, matchid, squad, goals, points, time_type) values (471, 109, 55, 3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72">
            <text:p>472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2, 109, 55, 1, 0, 1);">
            <text:p>insert into game_score (id, matchid, squad, goals, points, time_type) values (472, 109, 55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73">
            <text:p>473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3, 109, 81, 0, 0, 2);">
            <text:p>insert into game_score (id, matchid, squad, goals, points, time_type) values (473, 109, 81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74">
            <text:p>474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4, 109, 81, 0, 0, 1);">
            <text:p>insert into game_score (id, matchid, squad, goals, points, time_type) values (474, 109, 81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75">
            <text:p>475</text:p>
          </table:table-cell>
          <table:table-cell table:style-name="ce4" table:formula="of:=[.B30]+1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5, 110, 52, 1, 0, 2);">
            <text:p>insert into game_score (id, matchid, squad, goals, points, time_type) values (475, 110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76">
            <text:p>476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6, 110, 52, 0, 0, 1);">
            <text:p>insert into game_score (id, matchid, squad, goals, points, time_type) values (476, 110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77">
            <text:p>477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7, 110, 39, 2, 3, 2);">
            <text:p>insert into game_score (id, matchid, squad, goals, points, time_type) values (477, 110, 39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78">
            <text:p>478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8, 110, 39, 1, 0, 1);">
            <text:p>insert into game_score (id, matchid, squad, goals, points, time_type) values (478, 110, 39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79">
            <text:p>479</text:p>
          </table:table-cell>
          <table:table-cell table:style-name="ce3" table:formula="of:=[.B34]+1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9, 111, 55, 2, 3, 2);">
            <text:p>insert into game_score (id, matchid, squad, goals, points, time_type) values (479, 111, 55, 2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80">
            <text:p>480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80, 111, 55, 1, 0, 1);">
            <text:p>insert into game_score (id, matchid, squad, goals, points, time_type) values (480, 111, 55, 1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81">
            <text:p>481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1, 111, 52, 0, 0, 2);">
            <text:p>insert into game_score (id, matchid, squad, goals, points, time_type) values (481, 111, 52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82">
            <text:p>482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2, 111, 52, 0, 0, 1);">
            <text:p>insert into game_score (id, matchid, squad, goals, points, time_type) values (482, 111, 52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83">
            <text:p>483</text:p>
          </table:table-cell>
          <table:table-cell table:style-name="ce4" table:formula="of:=[.B38]+1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3, 112, 39, 4, 3, 2);">
            <text:p>insert into game_score (id, matchid, squad, goals, points, time_type) values (483, 112, 39, 4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84">
            <text:p>484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4, 112, 39, 1, 0, 1);">
            <text:p>insert into game_score (id, matchid, squad, goals, points, time_type) values (484, 112, 39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85">
            <text:p>485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5, 112, 81, 3, 0, 2);">
            <text:p>insert into game_score (id, matchid, squad, goals, points, time_type) values (485, 112, 81, 3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86">
            <text:p>486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6, 112, 81, 2, 0, 1);">
            <text:p>insert into game_score (id, matchid, squad, goals, points, time_type) values (486, 112, 81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87">
            <text:p>487</text:p>
          </table:table-cell>
          <table:table-cell table:style-name="ce3" table:formula="of:=[.B42]+1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7, 113, 39, 2, 0, 2);">
            <text:p>insert into game_score (id, matchid, squad, goals, points, time_type) values (487, 113, 39, 2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88">
            <text:p>488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8, 113, 39, 0, 0, 1);">
            <text:p>insert into game_score (id, matchid, squad, goals, points, time_type) values (488, 113, 3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89">
            <text:p>489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9, 113, 55, 4, 3, 2);">
            <text:p>insert into game_score (id, matchid, squad, goals, points, time_type) values (489, 113, 55, 4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90">
            <text:p>490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90, 113, 55, 0, 0, 1);">
            <text:p>insert into game_score (id, matchid, squad, goals, points, time_type) values (490, 113, 55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91">
            <text:p>491</text:p>
          </table:table-cell>
          <table:table-cell table:style-name="ce4" table:formula="of:=[.B46]+1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1, 114, 81, 1, 0, 2);">
            <text:p>insert into game_score (id, matchid, squad, goals, points, time_type) values (491, 114, 81, 1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92">
            <text:p>492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2, 114, 81, 0, 0, 1);">
            <text:p>insert into game_score (id, matchid, squad, goals, points, time_type) values (492, 114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93">
            <text:p>493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3, 114, 52, 2, 3, 2);">
            <text:p>insert into game_score (id, matchid, squad, goals, points, time_type) values (493, 114, 52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94">
            <text:p>494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4, 114, 52, 0, 0, 1);">
            <text:p>insert into game_score (id, matchid, squad, goals, points, time_type) values (494, 114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95">
            <text:p>495</text:p>
          </table:table-cell>
          <table:table-cell table:style-name="ce3" table:formula="of:=[.B50]+1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5, 115, 34, 2, 3, 2);">
            <text:p>insert into game_score (id, matchid, squad, goals, points, time_type) values (495, 115, 34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96">
            <text:p>496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6, 115, 34, 2, 0, 1);">
            <text:p>insert into game_score (id, matchid, squad, goals, points, time_type) values (496, 115, 34, 2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97">
            <text:p>497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7, 115, 598, 1, 0, 2);">
            <text:p>insert into game_score (id, matchid, squad, goals, points, time_type) values (497, 115, 598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98">
            <text:p>498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8, 115, 598, 0, 0, 1);">
            <text:p>insert into game_score (id, matchid, squad, goals, points, time_type) values (498, 115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99">
            <text:p>499</text:p>
          </table:table-cell>
          <table:table-cell table:style-name="ce4" table:formula="of:=[.B54]+1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9, 116, 689, 1, 0, 2);">
            <text:p>insert into game_score (id, matchid, squad, goals, points, time_type) values (499, 116, 689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00">
            <text:p>500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00, 116, 689, 0, 0, 1);">
            <text:p>insert into game_score (id, matchid, squad, goals, points, time_type) values (500, 116, 689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01">
            <text:p>501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1, 116, 234, 6, 3, 2);">
            <text:p>insert into game_score (id, matchid, squad, goals, points, time_type) values (501, 116, 234, 6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02">
            <text:p>502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2, 116, 234, 3, 0, 1);">
            <text:p>insert into game_score (id, matchid, squad, goals, points, time_type) values (502, 116, 234, 3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503">
            <text:p>503</text:p>
          </table:table-cell>
          <table:table-cell table:style-name="ce3" table:formula="of:=[.B58]+1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3, 117, 34, 10, 3, 2);">
            <text:p>insert into game_score (id, matchid, squad, goals, points, time_type) values (503, 117, 34, 10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04">
            <text:p>504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4, 117, 34, 4, 0, 1);">
            <text:p>insert into game_score (id, matchid, squad, goals, points, time_type) values (504, 117, 34, 4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05">
            <text:p>505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5, 117, 689, 0, 0, 2);">
            <text:p>insert into game_score (id, matchid, squad, goals, points, time_type) values (505, 117, 689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06">
            <text:p>506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6, 117, 689, 0, 0, 1);">
            <text:p>insert into game_score (id, matchid, squad, goals, points, time_type) values (506, 117, 689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507">
            <text:p>507</text:p>
          </table:table-cell>
          <table:table-cell table:style-name="ce4" table:formula="of:=[.B62]+1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7, 118, 234, 1, 0, 2);">
            <text:p>insert into game_score (id, matchid, squad, goals, points, time_type) values (507, 118, 234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08">
            <text:p>508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8, 118, 234, 1, 0, 1);">
            <text:p>insert into game_score (id, matchid, squad, goals, points, time_type) values (508, 118, 234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09">
            <text:p>509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9, 118, 598, 2, 3, 2);">
            <text:p>insert into game_score (id, matchid, squad, goals, points, time_type) values (509, 118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10">
            <text:p>510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10, 118, 598, 1, 0, 1);">
            <text:p>insert into game_score (id, matchid, squad, goals, points, time_type) values (510, 118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511">
            <text:p>511</text:p>
          </table:table-cell>
          <table:table-cell table:style-name="ce3" table:formula="of:=[.B66]+1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1, 119, 234, 0, 0, 2);">
            <text:p>insert into game_score (id, matchid, squad, goals, points, time_type) values (511, 119, 234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12">
            <text:p>512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2, 119, 234, 0, 0, 1);">
            <text:p>insert into game_score (id, matchid, squad, goals, points, time_type) values (512, 119, 234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13">
            <text:p>513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3, 119, 34, 3, 3, 2);">
            <text:p>insert into game_score (id, matchid, squad, goals, points, time_type) values (513, 119, 34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14">
            <text:p>514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4, 119, 34, 1, 0, 1);">
            <text:p>insert into game_score (id, matchid, squad, goals, points, time_type) values (514, 119, 34, 1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515">
            <text:p>515</text:p>
          </table:table-cell>
          <table:table-cell table:style-name="ce4" table:formula="of:=[.B70]+1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5, 120, 598, 8, 3, 2);">
            <text:p>insert into game_score (id, matchid, squad, goals, points, time_type) values (515, 120, 598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16">
            <text:p>516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6, 120, 598, 4, 0, 1);">
            <text:p>insert into game_score (id, matchid, squad, goals, points, time_type) values (516, 120, 598, 4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517">
            <text:p>517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7, 120, 689, 0, 0, 2);">
            <text:p>insert into game_score (id, matchid, squad, goals, points, time_type) values (517, 120, 68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518">
            <text:p>518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8, 120, 689, 0, 0, 1);">
            <text:p>insert into game_score (id, matchid, squad, goals, points, time_type) values (518, 120, 68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519">
            <text:p>519</text:p>
          </table:table-cell>
          <table:table-cell table:style-name="ce3" table:formula="of:=[.B74]+1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9, 121, 55, 2, 3, 2);">
            <text:p>insert into game_score (id, matchid, squad, goals, points, time_type) values (519, 121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520">
            <text:p>520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20, 121, 55, 1, 0, 1);">
            <text:p>insert into game_score (id, matchid, squad, goals, points, time_type) values (520, 121, 55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521">
            <text:p>521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1, 121, 598, 1, 0, 2);">
            <text:p>insert into game_score (id, matchid, squad, goals, points, time_type) values (521, 121, 598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522">
            <text:p>522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2, 121, 598, 0, 0, 1);">
            <text:p>insert into game_score (id, matchid, squad, goals, points, time_type) values (522, 121, 598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523">
            <text:p>523</text:p>
          </table:table-cell>
          <table:table-cell table:style-name="ce4" table:formula="of:=[.B78]+1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3, 122, 34, 0, 0, 2);">
            <text:p>insert into game_score (id, matchid, squad, goals, points, time_type) values (523, 122, 34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524">
            <text:p>524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4, 122, 34, 0, 0, 1);">
            <text:p>insert into game_score (id, matchid, squad, goals, points, time_type) values (524, 122, 3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525">
            <text:p>525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5, 122, 39, 0, 0, 2);">
            <text:p>insert into game_score (id, matchid, squad, goals, points, time_type) values (525, 122, 39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526">
            <text:p>526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26, 122, 39, 0, 0, 1);">
            <text:p>insert into game_score (id, matchid, squad, goals, points, time_type) values (526, 122, 39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527">
            <text:p>527</text:p>
          </table:table-cell>
          <table:table-cell table:style-name="ce4" table:formula="of:=[.B83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27, 122, 34, 0, 1, 4);">
            <text:p>insert into game_score (id, matchid, squad, goals, points, time_type) values (527, 122, 34, 0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528">
            <text:p>528</text:p>
          </table:table-cell>
          <table:table-cell table:style-name="ce4" table:formula="of:=[.B84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28, 122, 34, 0, 0, 3);">
            <text:p>insert into game_score (id, matchid, squad, goals, points, time_type) values (528, 122, 34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529">
            <text:p>529</text:p>
          </table:table-cell>
          <table:table-cell table:style-name="ce4" table:formula="of:=[.B85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29, 122, 39, 0, 1, 4);">
            <text:p>insert into game_score (id, matchid, squad, goals, points, time_type) values (529, 122, 39, 0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530">
            <text:p>530</text:p>
          </table:table-cell>
          <table:table-cell table:style-name="ce4" table:formula="of:=[.B86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30, 122, 39, 0, 0, 3);">
            <text:p>insert into game_score (id, matchid, squad, goals, points, time_type) values (530, 122, 39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531">
            <text:p>531</text:p>
          </table:table-cell>
          <table:table-cell table:style-name="ce4" table:formula="of:=[.B87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31, 122, 34, 7, 0, 7);">
            <text:p>insert into game_score (id, matchid, squad, goals, points, time_type) values (531, 122, 34, 7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532">
            <text:p>532</text:p>
          </table:table-cell>
          <table:table-cell table:style-name="ce4" table:formula="of:=[.B88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32, 122, 39, 6, 0, 7);">
            <text:p>insert into game_score (id, matchid, squad, goals, points, time_type) values (532, 122, 39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533">
            <text:p>533</text:p>
          </table:table-cell>
          <table:table-cell table:style-name="ce3" table:formula="of:=[.B82]+1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33, 123, 598, 2, 0, 2);">
            <text:p>insert into game_score (id, matchid, squad, goals, points, time_type) values (533, 123, 598, 2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534">
            <text:p>534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34, 123, 598, 0, 0, 1);">
            <text:p>insert into game_score (id, matchid, squad, goals, points, time_type) values (534, 123, 598, 0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535">
            <text:p>535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35, 123, 39, 2, 0, 2);">
            <text:p>insert into game_score (id, matchid, squad, goals, points, time_type) values (535, 123, 39, 2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536">
            <text:p>536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36, 123, 39, 1, 0, 1);">
            <text:p>insert into game_score (id, matchid, squad, goals, points, time_type) values (536, 123, 39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537">
            <text:p>537</text:p>
          </table:table-cell>
          <table:table-cell table:style-name="ce3" table:formula="of:=[.B93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37, 123, 598, 2, 1, 4);">
            <text:p>insert into game_score (id, matchid, squad, goals, points, time_type) values (537, 123, 598, 2, 1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538">
            <text:p>538</text:p>
          </table:table-cell>
          <table:table-cell table:style-name="ce3" table:formula="of:=[.B94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38, 123, 598, 2, 0, 3);">
            <text:p>insert into game_score (id, matchid, squad, goals, points, time_type) values (538, 123, 598, 2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539">
            <text:p>539</text:p>
          </table:table-cell>
          <table:table-cell table:style-name="ce3" table:formula="of:=[.B95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39, 123, 39, 2, 1, 4);">
            <text:p>insert into game_score (id, matchid, squad, goals, points, time_type) values (539, 123, 39, 2, 1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540">
            <text:p>540</text:p>
          </table:table-cell>
          <table:table-cell table:style-name="ce3" table:formula="of:=[.B96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40, 123, 39, 2, 0, 3);">
            <text:p>insert into game_score (id, matchid, squad, goals, points, time_type) values (540, 123, 39, 2, 0, 3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41">
            <text:p>541</text:p>
          </table:table-cell>
          <table:table-cell table:style-name="ce3" table:formula="of:=[.B97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41, 123, 598, 2, 0, 7);">
            <text:p>insert into game_score (id, matchid, squad, goals, points, time_type) values (541, 123, 598, 2, 0, 7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42">
            <text:p>542</text:p>
          </table:table-cell>
          <table:table-cell table:style-name="ce3" table:formula="of:=[.B98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42, 123, 39, 3, 0, 7);">
            <text:p>insert into game_score (id, matchid, squad, goals, points, time_type) values (542, 123, 39, 3, 0, 7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543">
            <text:p>543</text:p>
          </table:table-cell>
          <table:table-cell table:style-name="ce4" table:formula="of:=[.B92]+1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43, 124, 55, 3, 3, 2);">
            <text:p>insert into game_score (id, matchid, squad, goals, points, time_type) values (543, 124, 55, 3, 3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44">
            <text:p>544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4, 124, 55, 2, 0, 1);">
            <text:p>insert into game_score (id, matchid, squad, goals, points, time_type) values (544, 124, 55, 2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5">
            <text:p>545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5, 124, 34, 0, 0, 2);">
            <text:p>insert into game_score (id, matchid, squad, goals, points, time_type) values (545, 124, 34, 0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46">
            <text:p>546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46, 124, 34, 0, 0, 1);">
            <text:p>insert into game_score (id, matchid, squad, goals, points, time_type) values (546, 124, 34, 0, 0, 1);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13'.A9]+1" office:value-type="float" office:value="63">
            <text:p>63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3, 2017, 'A', 7);">
            <text:p>insert into group_stage (id, tournament, group_code, squad) values (63, 2017, 'A', 7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4">
            <text:p>64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4, 2017, 'A', 64);">
            <text:p>insert into group_stage (id, tournament, group_code, squad) values (64, 2017, 'A', 6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65">
            <text:p>65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5, 2017, 'A', 351);">
            <text:p>insert into group_stage (id, tournament, group_code, squad) values (65, 2017, 'A', 35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66">
            <text:p>66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6, 2017, 'A', 52);">
            <text:p>insert into group_stage (id, tournament, group_code, squad) values (66, 2017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67">
            <text:p>67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7, 2017, 'B', 237);">
            <text:p>insert into group_stage (id, tournament, group_code, squad) values (67, 2017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8">
            <text:p>68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8, 2017, 'B', 56);">
            <text:p>insert into group_stage (id, tournament, group_code, squad) values (68, 2017, 'B', 56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9">
            <text:p>69</text:p>
          </table:table-cell>
          <table:table-cell table:formula="of:=[.B7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9, 2017, 'B', 64);">
            <text:p>insert into group_stage (id, tournament, group_code, squad) values (69, 2017, 'B', 6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0">
            <text:p>70</text:p>
          </table:table-cell>
          <table:table-cell table:formula="of:=[.B8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70, 2017, 'B', 49);">
            <text:p>insert into group_stage (id, tournament, group_code, squad) values (70, 2017, 'B'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13'.A27]+1" office:value-type="float" office:value="125">
            <text:p>125</text:p>
          </table:table-cell>
          <table:table-cell table:style-name="ce5" table:formula="of:=&quot;2017-06-17&quot;" office:value-type="string" office:string-value="2017-06-17">
            <text:p>2017-06-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25, '2017-06-17', 2, 7);">
            <text:p>insert into game (matchid, matchdate, game_type, country) values (125, '2017-06-17', 2, 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6">
            <text:p>126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2]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6, '2017-06-18', 2, 7);">
            <text:p>insert into game (matchid, matchdate, game_type, country) values (126, '2017-06-18', 2, 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27">
            <text:p>127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3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27, '2017-06-21', 2, 7);">
            <text:p>insert into game (matchid, matchdate, game_type, country) values (127, '2017-06-21', 2, 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28">
            <text:p>128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4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8, '2017-06-21', 2, 7);">
            <text:p>insert into game (matchid, matchdate, game_type, country) values (128, '2017-06-21', 2, 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29">
            <text:p>129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5]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9, '2017-06-24', 2, 7);">
            <text:p>insert into game (matchid, matchdate, game_type, country) values (129, '2017-06-24', 2, 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30">
            <text:p>130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6]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0, '2017-06-24', 2, 7);">
            <text:p>insert into game (matchid, matchdate, game_type, country) values (130, '2017-06-24', 2, 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31">
            <text:p>131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7]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1, '2017-06-18', 2, 7);">
            <text:p>insert into game (matchid, matchdate, game_type, country) values (131, '2017-06-18', 2, 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32">
            <text:p>132</text:p>
          </table:table-cell>
          <table:table-cell table:style-name="ce5" table:formula="of:=&quot;2017-06-19&quot;" office:value-type="string" office:string-value="2017-06-19">
            <text:p>2017-06-19</text:p>
          </table:table-cell>
          <table:table-cell office:value-type="float" office:value="2">
            <text:p>2</text:p>
          </table:table-cell>
          <table:table-cell table:formula="of:=[.D18]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2, '2017-06-19', 2, 7);">
            <text:p>insert into game (matchid, matchdate, game_type, country) values (132, '2017-06-19', 2, 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33">
            <text:p>133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3, '2017-06-22', 2, 7);">
            <text:p>insert into game (matchid, matchdate, game_type, country) values (133, '2017-06-22', 2, 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34">
            <text:p>134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20]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34, '2017-06-22', 2, 7);">
            <text:p>insert into game (matchid, matchdate, game_type, country) values (134, '2017-06-22', 2, 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35">
            <text:p>135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1]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35, '2017-06-25', 2, 7);">
            <text:p>insert into game (matchid, matchdate, game_type, country) values (135, '2017-06-25', 2, 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36">
            <text:p>136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2]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36, '2017-06-25', 2, 7);">
            <text:p>insert into game (matchid, matchdate, game_type, country) values (136, '2017-06-25', 2, 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37">
            <text:p>137</text:p>
          </table:table-cell>
          <table:table-cell table:style-name="ce5" table:formula="of:=&quot;2017-06-28&quot;" office:value-type="string" office:string-value="2017-06-28">
            <text:p>2017-06-28</text:p>
          </table:table-cell>
          <table:table-cell office:value-type="float" office:value="4">
            <text:p>4</text:p>
          </table:table-cell>
          <table:table-cell table:formula="of:=[.D23]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37, '2017-06-28', 4, 7);">
            <text:p>insert into game (matchid, matchdate, game_type, country) values (137, '2017-06-28', 4, 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38">
            <text:p>138</text:p>
          </table:table-cell>
          <table:table-cell table:style-name="ce5" table:formula="of:=&quot;2017-06-29&quot;" office:value-type="string" office:string-value="2017-06-29">
            <text:p>2017-06-29</text:p>
          </table:table-cell>
          <table:table-cell office:value-type="float" office:value="4">
            <text:p>4</text:p>
          </table:table-cell>
          <table:table-cell table:formula="of:=[.D24]"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8, '2017-06-29', 4, 7);">
            <text:p>insert into game (matchid, matchdate, game_type, country) values (138, '2017-06-29', 4, 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39">
            <text:p>139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5">
            <text:p>5</text:p>
          </table:table-cell>
          <table:table-cell table:formula="of:=[.D25]"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9, '2017-07-02', 5, 7);">
            <text:p>insert into game (matchid, matchdate, game_type, country) values (139, '2017-07-02', 5, 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40">
            <text:p>140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6">
            <text:p>6</text:p>
          </table:table-cell>
          <table:table-cell table:formula="of:=[.D26]"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0, '2017-07-02', 6, 7);">
            <text:p>insert into game (matchid, matchdate, game_type, country) values (140, '2017-07-02', 6, 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13'.A105]+ 1" office:value-type="float" office:value="547">
            <text:p>547</text:p>
          </table:table-cell>
          <table:table-cell table:style-name="ce3" table:formula="of:=[.A12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47, 125, 7, null, null, 2);">
            <text:p>insert into game_score (id, matchid, squad, goals, points, time_type) values (547, 125, 7, null, null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548">
            <text:p>548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48, 125, 7, null, null, 1);">
            <text:p>insert into game_score (id, matchid, squad, goals, points, time_type) values (548, 125, 7, null, null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549">
            <text:p>549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49, 125, 64, null, null, 2);">
            <text:p>insert into game_score (id, matchid, squad, goals, points, time_type) values (549, 125, 64, null, null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550">
            <text:p>550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50, 125, 64, null, null, 1);">
            <text:p>insert into game_score (id, matchid, squad, goals, points, time_type) values (550, 125, 64, null, null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551">
            <text:p>551</text:p>
          </table:table-cell>
          <table:table-cell table:style-name="ce4" table:formula="of:=[.B30]+1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51, 126, 351, null, null, 2);">
            <text:p>insert into game_score (id, matchid, squad, goals, points, time_type) values (551, 126, 351, null, null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552">
            <text:p>552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52, 126, 351, null, null, 1);">
            <text:p>insert into game_score (id, matchid, squad, goals, points, time_type) values (552, 126, 351, null, null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553">
            <text:p>553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53, 126, 52, null, null, 2);">
            <text:p>insert into game_score (id, matchid, squad, goals, points, time_type) values (553, 126, 52, null, null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554">
            <text:p>554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54, 126, 52, null, null, 1);">
            <text:p>insert into game_score (id, matchid, squad, goals, points, time_type) values (554, 126, 52, null, null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555">
            <text:p>555</text:p>
          </table:table-cell>
          <table:table-cell table:style-name="ce3" table:formula="of:=[.B34]+1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55, 127, 7, null, null, 2);">
            <text:p>insert into game_score (id, matchid, squad, goals, points, time_type) values (555, 127, 7, null, null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556">
            <text:p>556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56, 127, 7, null, null, 1);">
            <text:p>insert into game_score (id, matchid, squad, goals, points, time_type) values (556, 127, 7, null, null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557">
            <text:p>557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57, 127, 351, null, null, 2);">
            <text:p>insert into game_score (id, matchid, squad, goals, points, time_type) values (557, 127, 351, null, null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558">
            <text:p>558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58, 127, 351, null, null, 1);">
            <text:p>insert into game_score (id, matchid, squad, goals, points, time_type) values (558, 127, 351, null, null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559">
            <text:p>559</text:p>
          </table:table-cell>
          <table:table-cell table:style-name="ce4" table:formula="of:=[.B38]+1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59, 128, 52, null, null, 2);">
            <text:p>insert into game_score (id, matchid, squad, goals, points, time_type) values (559, 128, 52, null, null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560">
            <text:p>560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60, 128, 52, null, null, 1);">
            <text:p>insert into game_score (id, matchid, squad, goals, points, time_type) values (560, 128, 52, null, null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561">
            <text:p>561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61, 128, 64, null, null, 2);">
            <text:p>insert into game_score (id, matchid, squad, goals, points, time_type) values (561, 128, 64, null, null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562">
            <text:p>562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62, 128, 64, null, null, 1);">
            <text:p>insert into game_score (id, matchid, squad, goals, points, time_type) values (562, 128, 64, null, null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563">
            <text:p>563</text:p>
          </table:table-cell>
          <table:table-cell table:style-name="ce3" table:formula="of:=[.B42]+1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63, 129, 52, null, null, 2);">
            <text:p>insert into game_score (id, matchid, squad, goals, points, time_type) values (563, 129, 52, null, null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564">
            <text:p>564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64, 129, 52, null, null, 1);">
            <text:p>insert into game_score (id, matchid, squad, goals, points, time_type) values (564, 129, 52, null, null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565">
            <text:p>565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65, 129, 7, null, null, 2);">
            <text:p>insert into game_score (id, matchid, squad, goals, points, time_type) values (565, 129, 7, null, null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566">
            <text:p>566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66, 129, 7, null, null, 1);">
            <text:p>insert into game_score (id, matchid, squad, goals, points, time_type) values (566, 129, 7, null, null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567">
            <text:p>567</text:p>
          </table:table-cell>
          <table:table-cell table:style-name="ce4" table:formula="of:=[.B46]+1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67, 130, 64, null, null, 2);">
            <text:p>insert into game_score (id, matchid, squad, goals, points, time_type) values (567, 130, 64, null, null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568">
            <text:p>568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68, 130, 64, null, null, 1);">
            <text:p>insert into game_score (id, matchid, squad, goals, points, time_type) values (568, 130, 64, null, null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569">
            <text:p>569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69, 130, 351, null, null, 2);">
            <text:p>insert into game_score (id, matchid, squad, goals, points, time_type) values (569, 130, 351, null, null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570">
            <text:p>570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0, 130, 351, null, null, 1);">
            <text:p>insert into game_score (id, matchid, squad, goals, points, time_type) values (570, 130, 351, null, null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71">
            <text:p>571</text:p>
          </table:table-cell>
          <table:table-cell table:style-name="ce3" table:formula="of:=[.B50]+1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1, 131, 237, null, null, 2);">
            <text:p>insert into game_score (id, matchid, squad, goals, points, time_type) values (571, 131, 237, null, null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72">
            <text:p>572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2, 131, 237, null, null, 1);">
            <text:p>insert into game_score (id, matchid, squad, goals, points, time_type) values (572, 131, 237, null, null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73">
            <text:p>573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73, 131, 56, null, null, 2);">
            <text:p>insert into game_score (id, matchid, squad, goals, points, time_type) values (573, 131, 56, null, null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74">
            <text:p>574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74, 131, 56, null, null, 1);">
            <text:p>insert into game_score (id, matchid, squad, goals, points, time_type) values (574, 131, 56, null, null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575">
            <text:p>575</text:p>
          </table:table-cell>
          <table:table-cell table:style-name="ce4" table:formula="of:=[.B54]+1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75, 132, 61, null, null, 2);">
            <text:p>insert into game_score (id, matchid, squad, goals, points, time_type) values (575, 132, 61, null, null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76">
            <text:p>576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76, 132, 61, null, null, 1);">
            <text:p>insert into game_score (id, matchid, squad, goals, points, time_type) values (576, 132, 61, null, null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7">
            <text:p>577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7, 132, 49, null, null, 2);">
            <text:p>insert into game_score (id, matchid, squad, goals, points, time_type) values (577, 132, 49, null, null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78">
            <text:p>578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78, 132, 49, null, null, 1);">
            <text:p>insert into game_score (id, matchid, squad, goals, points, time_type) values (578, 132, 49, null, null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579">
            <text:p>579</text:p>
          </table:table-cell>
          <table:table-cell table:style-name="ce3" table:formula="of:=[.B58]+1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79, 133, 237, null, null, 2);">
            <text:p>insert into game_score (id, matchid, squad, goals, points, time_type) values (579, 133, 237, null, null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80">
            <text:p>580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0, 133, 237, null, null, 1);">
            <text:p>insert into game_score (id, matchid, squad, goals, points, time_type) values (580, 133, 237, null, null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81">
            <text:p>581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1, 133, 61, null, null, 2);">
            <text:p>insert into game_score (id, matchid, squad, goals, points, time_type) values (581, 133, 61, null, null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82">
            <text:p>582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2, 133, 61, null, null, 1);">
            <text:p>insert into game_score (id, matchid, squad, goals, points, time_type) values (582, 133, 61, null, null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583">
            <text:p>583</text:p>
          </table:table-cell>
          <table:table-cell table:style-name="ce4" table:formula="of:=[.B62]+1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83, 134, 49, null, null, 2);">
            <text:p>insert into game_score (id, matchid, squad, goals, points, time_type) values (583, 134, 49, null, null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84">
            <text:p>584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84, 134, 49, null, null, 1);">
            <text:p>insert into game_score (id, matchid, squad, goals, points, time_type) values (584, 134, 49, null, null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85">
            <text:p>585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85, 134, 56, null, null, 2);">
            <text:p>insert into game_score (id, matchid, squad, goals, points, time_type) values (585, 134, 56, null, null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86">
            <text:p>586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86, 134, 56, null, null, 1);">
            <text:p>insert into game_score (id, matchid, squad, goals, points, time_type) values (586, 134, 56, null, null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587">
            <text:p>587</text:p>
          </table:table-cell>
          <table:table-cell table:style-name="ce3" table:formula="of:=[.B66]+1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87, 135, 49, null, null, 2);">
            <text:p>insert into game_score (id, matchid, squad, goals, points, time_type) values (587, 135, 49, null, null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88">
            <text:p>588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88, 135, 49, null, null, 1);">
            <text:p>insert into game_score (id, matchid, squad, goals, points, time_type) values (588, 135, 49, null, null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89">
            <text:p>589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89, 135, 237, null, null, 2);">
            <text:p>insert into game_score (id, matchid, squad, goals, points, time_type) values (589, 135, 237, null, null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90">
            <text:p>590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0, 135, 237, null, null, 1);">
            <text:p>insert into game_score (id, matchid, squad, goals, points, time_type) values (590, 135, 237, null, null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591">
            <text:p>591</text:p>
          </table:table-cell>
          <table:table-cell table:style-name="ce4" table:formula="of:=[.B70]+1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1, 136, 56, null, null, 2);">
            <text:p>insert into game_score (id, matchid, squad, goals, points, time_type) values (591, 136, 56, null, null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92">
            <text:p>592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2, 136, 56, null, null, 1);">
            <text:p>insert into game_score (id, matchid, squad, goals, points, time_type) values (592, 136, 56, null, null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593">
            <text:p>593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93, 136, 61, null, null, 2);">
            <text:p>insert into game_score (id, matchid, squad, goals, points, time_type) values (593, 136, 61, null, null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594">
            <text:p>594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94, 136, 61, null, null, 1);">
            <text:p>insert into game_score (id, matchid, squad, goals, points, time_type) values (594, 136, 61, null, null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595">
            <text:p>595</text:p>
          </table:table-cell>
          <table:table-cell table:style-name="ce3" table:formula="of:=[.B74]+1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95, 137, null, null, null, 2);">
            <text:p>insert into game_score (id, matchid, squad, goals, points, time_type) values (595, 137, null, null, null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596">
            <text:p>596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96, 137, null, null, null, 1);">
            <text:p>insert into game_score (id, matchid, squad, goals, points, time_type) values (596, 137, null, null, null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597">
            <text:p>597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97, 137, null, null, null, 2);">
            <text:p>insert into game_score (id, matchid, squad, goals, points, time_type) values (597, 137, null, null, null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598">
            <text:p>598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98, 137, null, null, null, 1);">
            <text:p>insert into game_score (id, matchid, squad, goals, points, time_type) values (598, 137, null, null, null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599">
            <text:p>599</text:p>
          </table:table-cell>
          <table:table-cell table:style-name="ce4" table:formula="of:=[.B78]+1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99, 138, null, null, null, 2);">
            <text:p>insert into game_score (id, matchid, squad, goals, points, time_type) values (599, 138, null, null, null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600">
            <text:p>600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0, 138, null, null, null, 1);">
            <text:p>insert into game_score (id, matchid, squad, goals, points, time_type) values (600, 138, null, null, null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601">
            <text:p>601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1, 138, null, null, null, 2);">
            <text:p>insert into game_score (id, matchid, squad, goals, points, time_type) values (601, 138, null, null, null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602">
            <text:p>602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2, 138, null, null, null, 1);">
            <text:p>insert into game_score (id, matchid, squad, goals, points, time_type) values (602, 138, null, null, null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603">
            <text:p>603</text:p>
          </table:table-cell>
          <table:table-cell table:style-name="ce3" table:formula="of:=[.B82]+1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03, 139, null, null, null, 2);">
            <text:p>insert into game_score (id, matchid, squad, goals, points, time_type) values (603, 139, null, null, null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604">
            <text:p>604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04, 139, null, null, null, 1);">
            <text:p>insert into game_score (id, matchid, squad, goals, points, time_type) values (604, 139, null, null, null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605">
            <text:p>605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05, 139, null, null, null, 2);">
            <text:p>insert into game_score (id, matchid, squad, goals, points, time_type) values (605, 139, null, null, null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606">
            <text:p>606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06, 139, null, null, null, 1);">
            <text:p>insert into game_score (id, matchid, squad, goals, points, time_type) values (606, 139, null, null, null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607">
            <text:p>607</text:p>
          </table:table-cell>
          <table:table-cell table:style-name="ce4" table:formula="of:=[.B86]+1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07, 140, null, null, null, 2);">
            <text:p>insert into game_score (id, matchid, squad, goals, points, time_type) values (607, 140, null, null, null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608">
            <text:p>608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08, 140, null, null, null, 1);">
            <text:p>insert into game_score (id, matchid, squad, goals, points, time_type) values (608, 140, null, null, null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609">
            <text:p>609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09, 140, null, null, null, 2);">
            <text:p>insert into game_score (id, matchid, squad, goals, points, time_type) values (609, 140, null, null, null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610">
            <text:p>610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0, 140, null, null, null, 1);">
            <text:p>insert into game_score (id, matchid, squad, goals, points, time_type) values (610, 140, null, null, null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/05/2017</text:date>, <text:time>23:1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1T23:11:34</dc:date>
    <dc:creator>Esdras Salazar</dc:creator>
    <meta:editing-duration>P1DT11H29M58S</meta:editing-duration>
    <meta:editing-cycles>401</meta:editing-cycles>
    <meta:document-statistic meta:table-count="10" meta:cell-count="5635" meta:object-count="0"/>
  </office:meta>
</office:document-meta>
</file>